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3"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5"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style>
    <style:style style:name="ce7"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style>
    <style:style style:name="ce8" style:family="table-cell" style:parent-style-name="Default" style:data-style-name="N0">
      <style:table-cell-properties style:vertical-align="middle"/>
      <style:text-properties style:font-name="Arial" style:font-name-asian="Arial" style:font-name-complex="Arial" fo:font-size="10pt" style:font-size-asian="10pt" style:font-size-complex="10pt"/>
    </style:style>
    <style:style style:name="ce9" style:family="table-cell" style:parent-style-name="Default" style:data-style-name="N0">
      <style:table-cell-properties style:vertical-align="middle" fo:wrap-option="wrap"/>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11" style:family="table-cell" style:parent-style-name="Default" style:data-style-name="N0">
      <style:text-properties style:font-name="Arial" style:font-name-asian="Arial" style:font-name-complex="Arial" fo:font-size="10pt" style:font-size-asian="10pt" style:font-size-complex="10pt"/>
    </style:style>
    <style:style style:name="ce12"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3"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14"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5"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16" style:family="table-cell" style:parent-style-name="Default" style:data-style-name="N0">
      <style:table-cell-properties style:vertical-align="automatic" fo:wrap-option="wrap"/>
    </style:style>
    <style:style style:name="co1" style:family="table-column">
      <style:table-column-properties fo:break-before="auto" style:column-width="2.619375cm"/>
    </style:style>
    <style:style style:name="co2" style:family="table-column">
      <style:table-column-properties fo:break-before="auto" style:column-width="4.81541666666667cm"/>
    </style:style>
    <style:style style:name="co3" style:family="table-column">
      <style:table-column-properties fo:break-before="auto" style:column-width="4.33916666666667cm"/>
    </style:style>
    <style:style style:name="co4" style:family="table-column">
      <style:table-column-properties fo:break-before="auto" style:column-width="1.32291666666667cm"/>
    </style:style>
    <style:style style:name="co5" style:family="table-column">
      <style:table-column-properties fo:break-before="auto" style:column-width="6.64104166666667cm"/>
    </style:style>
    <style:style style:name="co6" style:family="table-column">
      <style:table-column-properties fo:break-before="auto" style:column-width="1.56104166666667cm"/>
    </style:style>
    <style:style style:name="ro1" style:family="table-row">
      <style:table-row-properties style:row-height="51pt" style:use-optimal-row-height="true" fo:break-before="auto"/>
    </style:style>
    <style:style style:name="ro2" style:family="table-row">
      <style:table-row-properties style:row-height="25.35pt" style:use-optimal-row-height="false" fo:break-before="auto"/>
    </style:style>
    <style:style style:name="ro3" style:family="table-row">
      <style:table-row-properties style:row-height="12.75pt" style:use-optimal-row-height="false" fo:break-before="auto"/>
    </style:style>
    <style:style style:name="ro4" style:family="table-row">
      <style:table-row-properties style:row-height="12.75pt" style:use-optimal-row-height="true" fo:break-before="auto"/>
    </style:style>
    <style:style style:name="ro5" style:family="table-row">
      <style:table-row-properties style:row-height="127.7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23.85pt" style:use-optimal-row-height="false" fo:break-before="auto"/>
    </style:style>
    <style:style style:name="ro8" style:family="table-row">
      <style:table-row-properties style:row-height="102.2pt" style:use-optimal-row-height="false" fo:break-before="auto"/>
    </style:style>
    <style:style style:name="ro9" style:family="table-row">
      <style:table-row-properties style:row-height="33.6pt" style:use-optimal-row-height="false" fo:break-before="auto"/>
    </style:style>
    <style:style style:name="ro10" style:family="table-row">
      <style:table-row-properties style:row-height="15pt" style:use-optimal-row-height="true" fo:break-before="auto"/>
    </style:style>
    <style:style style:name="ro11" style:family="table-row">
      <style:table-row-properties style:row-height="28.35pt" style:use-optimal-row-height="false" fo:break-before="auto"/>
    </style:style>
    <style:style style:name="ro12" style:family="table-row">
      <style:table-row-properties style:row-height="58.9pt" style:use-optimal-row-height="false" fo:break-before="auto"/>
    </style:style>
    <style:style style:name="ro13" style:family="table-row">
      <style:table-row-properties style:row-height="46.35pt" style:use-optimal-row-height="false" fo:break-before="auto"/>
    </style:style>
    <style:style style:name="ro14" style:family="table-row">
      <style:table-row-properties style:row-height="35.1pt" style:use-optimal-row-height="false" fo:break-before="auto"/>
    </style:style>
    <style:style style:name="ro15" style:family="table-row">
      <style:table-row-properties style:row-height="55.9pt" style:use-optimal-row-height="false" fo:break-before="auto"/>
    </style:style>
    <style:style style:name="ro16" style:family="table-row">
      <style:table-row-properties style:row-height="114.75pt" style:use-optimal-row-height="true" fo:break-before="auto"/>
    </style:style>
    <style:style style:name="ro17" style:family="table-row">
      <style:table-row-properties style:row-height="63.75pt" style:use-optimal-row-height="true" fo:break-before="auto"/>
    </style:style>
    <style:style style:name="ro18" style:family="table-row">
      <style:table-row-properties style:row-height="55.15pt" style:use-optimal-row-height="false" fo:break-before="auto"/>
    </style:style>
    <style:style style:name="ro19" style:family="table-row">
      <style:table-row-properties style:row-height="18.6pt" style:use-optimal-row-height="false" fo:break-before="auto"/>
    </style:style>
    <style:style style:name="ro20" style:family="table-row">
      <style:table-row-properties style:row-height="58.15pt" style:use-optimal-row-height="false" fo:break-before="auto"/>
    </style:style>
    <style:style style:name="ro21" style:family="table-row">
      <style:table-row-properties style:row-height="53.65pt" style:use-optimal-row-height="false" fo:break-before="auto"/>
    </style:style>
    <style:style style:name="ro22" style:family="table-row">
      <style:table-row-properties style:row-height="63.4pt" style:use-optimal-row-height="false" fo:break-before="auto"/>
    </style:style>
    <style:style style:name="ro23" style:family="table-row">
      <style:table-row-properties style:row-height="31.35pt" style:use-optimal-row-height="false" fo:break-before="auto"/>
    </style:style>
    <style:style style:name="ro24" style:family="table-row">
      <style:table-row-properties style:row-height="50.65pt" style:use-optimal-row-height="false" fo:break-before="auto"/>
    </style:style>
    <style:style style:name="ro25" style:family="table-row">
      <style:table-row-properties style:row-height="57.4pt" style:use-optimal-row-height="false" fo:break-before="auto"/>
    </style:style>
    <style:style style:name="ro26" style:family="table-row">
      <style:table-row-properties style:row-height="29.1pt" style:use-optimal-row-height="false" fo:break-before="auto"/>
    </style:style>
    <style:style style:name="ro27" style:family="table-row">
      <style:table-row-properties style:row-height="38.25pt" style:use-optimal-row-height="true" fo:break-before="auto"/>
    </style:style>
    <style:style style:name="ro28" style:family="table-row">
      <style:table-row-properties style:row-height="102pt" style:use-optimal-row-height="true" fo:break-before="auto"/>
    </style:style>
    <style:style style:name="ro29" style:family="table-row">
      <style:table-row-properties style:row-height="27.6pt" style:use-optimal-row-height="false" fo:break-before="auto"/>
    </style:style>
    <style:style style:name="ro30" style:family="table-row">
      <style:table-row-properties style:row-height="32.85pt" style:use-optimal-row-height="false" fo:break-before="auto"/>
    </style:style>
    <style:style style:name="ro31" style:family="table-row">
      <style:table-row-properties style:row-height="32.1pt" style:use-optimal-row-height="false" fo:break-before="auto"/>
    </style:style>
    <style:style style:name="ro32" style:family="table-row">
      <style:table-row-properties style:row-height="210.4pt" style:use-optimal-row-height="false" fo:break-before="auto"/>
    </style:style>
    <style:style style:name="ro33" style:family="table-row">
      <style:table-row-properties style:row-height="70.9pt" style:use-optimal-row-height="false" fo:break-before="auto"/>
    </style:style>
    <style:style style:name="ro34" style:family="table-row">
      <style:table-row-properties style:row-height="75.4pt" style:use-optimal-row-height="false" fo:break-before="auto"/>
    </style:style>
    <style:style style:name="ro35" style:family="table-row">
      <style:table-row-properties style:row-height="88.9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Label" table:style-name="ta1">
        <table:table-column table:style-name="co1" table:default-cell-style-name="ce7"/>
        <table:table-column table:style-name="co2" table:default-cell-style-name="ce8"/>
        <table:table-column table:style-name="co3" table:default-cell-style-name="ce9"/>
        <table:table-column table:style-name="co4" table:default-cell-style-name="ce8"/>
        <table:table-column table:style-name="co5" table:default-cell-style-name="ce10"/>
        <table:table-column table:style-name="co6" table:number-columns-repeated="1019" table:default-cell-style-name="ce11"/>
        <table:table-column table:style-name="co6" table:number-columns-repeated="15360" table:default-cell-style-name="ce1"/>
        <table:table-row table:style-name="ro1">
          <table:table-cell office:value-type="string" table:style-name="ce12">
            <text:p>Question number</text:p>
            <text:p>(Questionnaire file)</text:p>
          </table:table-cell>
          <table:table-cell office:value-type="string" table:style-name="ce12">
            <text:p>Variable label</text:p>
            <text:p>(Data files)</text:p>
          </table:table-cell>
          <table:table-cell office:value-type="string" table:style-name="ce12">
            <text:p>Description</text:p>
          </table:table-cell>
          <table:table-cell office:value-type="string" table:style-name="ce12">
            <text:p>Values</text:p>
          </table:table-cell>
          <table:table-cell office:value-type="string" table:style-name="ce12">
            <text:p>Value labels</text:p>
          </table:table-cell>
          <table:table-cell table:number-columns-repeated="16379" table:style-name="ce7"/>
        </table:table-row>
        <table:table-row table:style-name="ro2">
          <table:table-cell office:value-type="string" table:style-name="ce7">
            <text:p>ID</text:p>
          </table:table-cell>
          <table:table-cell office:value-type="string" table:style-name="ce12">
            <text:p>ID</text:p>
          </table:table-cell>
          <table:table-cell office:value-type="string" table:style-name="ce13">
            <text:p>Respondent ID to match respondents between waves</text:p>
          </table:table-cell>
          <table:table-cell table:number-columns-repeated="16381" table:style-name="ce8"/>
        </table:table-row>
        <table:table-row table:style-name="ro3">
          <table:table-cell office:value-type="string" table:number-columns-spanned="1" table:number-rows-spanned="2" table:style-name="ce6">
            <text:p>not numbered</text:p>
          </table:table-cell>
          <table:table-cell office:value-type="string" table:number-columns-spanned="1" table:number-rows-spanned="2" table:style-name="ce5">
            <text:p>Q0_pre_Zeta_US</text:p>
          </table:table-cell>
          <table:table-cell office:value-type="string" table:number-columns-spanned="1" table:number-rows-spanned="2" table:style-name="ce4">
            <text:p>Indicator: survey response before Hurricane Zeta (USA only)</text:p>
          </table:table-cell>
          <table:table-cell office:value-type="float" office:value="0" table:style-name="ce7">
            <text:p>0</text:p>
          </table:table-cell>
          <table:table-cell office:value-type="string" table:style-name="ce8">
            <text:p>No, after</text:p>
          </table:table-cell>
          <table:table-cell table:number-columns-repeated="16379" table:style-name="ce8"/>
        </table:table-row>
        <table:table-row table:style-name="ro4">
          <table:covered-table-cell/>
          <table:covered-table-cell/>
          <table:covered-table-cell/>
          <table:table-cell office:value-type="float" office:value="1" table:style-name="ce7">
            <text:p>1</text:p>
          </table:table-cell>
          <table:table-cell office:value-type="string" table:style-name="ce8">
            <text:p>Yes, before</text:p>
          </table:table-cell>
          <table:table-cell table:number-columns-repeated="16379" table:style-name="ce8"/>
        </table:table-row>
        <table:table-row table:style-name="ro5">
          <table:table-cell office:value-type="string" table:style-name="ce7">
            <text:p>Q1</text:p>
          </table:table-cell>
          <table:table-cell office:value-type="string" table:style-name="ce12">
            <text:p>R2_implementation_yes</text:p>
          </table:table-cell>
          <table:table-cell office:value-type="string" table:style-name="ce13">
            <text:p>In the last survey in March-April 2020, you indicated that, at some point in the future, you intend to complete the following items. There are no correct or incorrect answers here; we just would like to better understand your decisions over time. Please select the option that most accurately portrays their status and your current intentions.</text:p>
          </table:table-cell>
          <table:table-cell table:style-name="ce7"/>
          <table:table-cell table:number-columns-repeated="16380" table:style-name="ce8"/>
        </table:table-row>
        <table:table-row table:style-name="ro3">
          <table:table-cell office:value-type="string" table:number-columns-spanned="1" table:number-rows-spanned="3" table:style-name="ce6">
            <text:p>Q1</text:p>
          </table:table-cell>
          <table:table-cell office:value-type="string" table:number-columns-spanned="1" table:number-rows-spanned="3" table:style-name="ce3">
            <text:p>R2_implementation_yes_SM1</text:p>
          </table:table-cell>
          <table:table-cell office:value-type="string" table:number-columns-spanned="1" table:number-rows-spanned="3" table:style-name="ce4">
            <text:p>Raising the level of the ground floor above the most likely flood level</text:p>
          </table:table-cell>
          <table:table-cell office:value-type="float" office:value="1" table:style-name="ce7">
            <text:p>1</text:p>
          </table:table-cell>
          <table:table-cell office:value-type="string" table:style-name="ce10">
            <text:p>I have implemented this structural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still intend to implement this structural measure</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no longer intend to implement this structural measure</text:p>
          </table:table-cell>
          <table:table-cell table:number-columns-repeated="16379"/>
        </table:table-row>
        <table:table-row table:style-name="ro3">
          <table:table-cell office:value-type="string" table:number-columns-spanned="1" table:number-rows-spanned="3" table:style-name="ce6">
            <text:p>Q1</text:p>
          </table:table-cell>
          <table:table-cell office:value-type="string" table:number-columns-spanned="1" table:number-rows-spanned="3" table:style-name="ce3">
            <text:p>R2_implementation_yes_SM2</text:p>
          </table:table-cell>
          <table:table-cell office:value-type="string" table:number-columns-spanned="1" table:number-rows-spanned="3" table:style-name="ce4">
            <text:p>Strengthen the housing foundations to withstand water pressures</text:p>
          </table:table-cell>
          <table:table-cell office:value-type="float" office:value="1" table:style-name="ce7">
            <text:p>1</text:p>
          </table:table-cell>
          <table:table-cell office:value-type="string" table:style-name="ce10">
            <text:p>I have implemented this structural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still intend to implement this structural measure</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no longer intend to implement this structural measure</text:p>
          </table:table-cell>
          <table:table-cell table:number-columns-repeated="16379"/>
        </table:table-row>
        <table:table-row table:style-name="ro3">
          <table:table-cell office:value-type="string" table:number-columns-spanned="1" table:number-rows-spanned="3" table:style-name="ce6">
            <text:p>Q1</text:p>
          </table:table-cell>
          <table:table-cell office:value-type="string" table:number-columns-spanned="1" table:number-rows-spanned="3" table:style-name="ce3">
            <text:p>R2_implementation_yes_SM3</text:p>
          </table:table-cell>
          <table:table-cell office:value-type="string" table:number-columns-spanned="1" table:number-rows-spanned="3" table:style-name="ce4">
            <text:p>Reconstructing or reinforcing the walls and/or the ground floor with water-resistant materials</text:p>
          </table:table-cell>
          <table:table-cell office:value-type="float" office:value="1" table:style-name="ce7">
            <text:p>1</text:p>
          </table:table-cell>
          <table:table-cell office:value-type="string" table:style-name="ce10">
            <text:p>I have implemented this structural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still intend to implement this structural measure</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no longer intend to implement this structural measure</text:p>
          </table:table-cell>
          <table:table-cell table:number-columns-repeated="16379"/>
        </table:table-row>
        <table:table-row table:style-name="ro3">
          <table:table-cell office:value-type="string" table:number-columns-spanned="1" table:number-rows-spanned="3" table:style-name="ce6">
            <text:p>Q1</text:p>
          </table:table-cell>
          <table:table-cell office:value-type="string" table:number-columns-spanned="1" table:number-rows-spanned="3" table:style-name="ce3">
            <text:p>R2_implementation_yes_SM4</text:p>
          </table:table-cell>
          <table:table-cell office:value-type="string" table:number-columns-spanned="1" table:number-rows-spanned="3" table:style-name="ce4">
            <text:p>Raising the electricity meter above the most likely flood level or on an upper floor</text:p>
          </table:table-cell>
          <table:table-cell office:value-type="float" office:value="1" table:style-name="ce7">
            <text:p>1</text:p>
          </table:table-cell>
          <table:table-cell office:value-type="string" table:style-name="ce10">
            <text:p>I have implemented this structural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still intend to implement this structural measure</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no longer intend to implement this structural measure</text:p>
          </table:table-cell>
          <table:table-cell table:number-columns-repeated="16379"/>
        </table:table-row>
        <table:table-row table:style-name="ro3">
          <table:table-cell office:value-type="string" table:number-columns-spanned="1" table:number-rows-spanned="3" table:style-name="ce6">
            <text:p>Q1</text:p>
          </table:table-cell>
          <table:table-cell office:value-type="string" table:number-columns-spanned="1" table:number-rows-spanned="3" table:style-name="ce3">
            <text:p>R2_implementation_yes_SM5</text:p>
          </table:table-cell>
          <table:table-cell office:value-type="string" table:number-columns-spanned="1" table:number-rows-spanned="3" table:style-name="ce4">
            <text:p>Installing anti-backflow valves on pipes</text:p>
          </table:table-cell>
          <table:table-cell office:value-type="float" office:value="1" table:style-name="ce7">
            <text:p>1</text:p>
          </table:table-cell>
          <table:table-cell office:value-type="string" table:style-name="ce10">
            <text:p>I have implemented this structural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still intend to implement this structural measure</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no longer intend to implement this structural measure</text:p>
          </table:table-cell>
          <table:table-cell table:number-columns-repeated="16379"/>
        </table:table-row>
        <table:table-row table:style-name="ro3">
          <table:table-cell office:value-type="string" table:number-columns-spanned="1" table:number-rows-spanned="3" table:style-name="ce6">
            <text:p>Q1</text:p>
          </table:table-cell>
          <table:table-cell office:value-type="string" table:number-columns-spanned="1" table:number-rows-spanned="3" table:style-name="ce3">
            <text:p>R2_implementation_yes_SM6</text:p>
          </table:table-cell>
          <table:table-cell office:value-type="string" table:number-columns-spanned="1" table:number-rows-spanned="3" table:style-name="ce4">
            <text:p>Installing a pump and/or one or more system(s) to drain flood water</text:p>
          </table:table-cell>
          <table:table-cell office:value-type="float" office:value="1" table:style-name="ce7">
            <text:p>1</text:p>
          </table:table-cell>
          <table:table-cell office:value-type="string" table:style-name="ce10">
            <text:p>I have implemented this structural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still intend to implement this structural measure</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no longer intend to implement this structural measure</text:p>
          </table:table-cell>
          <table:table-cell table:number-columns-repeated="16379"/>
        </table:table-row>
        <table:table-row table:style-name="ro3">
          <table:table-cell office:value-type="string" table:number-columns-spanned="1" table:number-rows-spanned="3" table:style-name="ce6">
            <text:p>Q1</text:p>
          </table:table-cell>
          <table:table-cell office:value-type="string" table:number-columns-spanned="1" table:number-rows-spanned="3" table:style-name="ce3">
            <text:p>R2_implementation_yes_SM7</text:p>
          </table:table-cell>
          <table:table-cell office:value-type="string" table:number-columns-spanned="1" table:number-rows-spanned="3" table:style-name="ce4">
            <text:p>Fixing water barriers (e.g. water-proof basement windows)</text:p>
          </table:table-cell>
          <table:table-cell office:value-type="float" office:value="1" table:style-name="ce7">
            <text:p>1</text:p>
          </table:table-cell>
          <table:table-cell office:value-type="string" table:style-name="ce10">
            <text:p>I have implemented this structural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still intend to implement this structural measure</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no longer intend to implement this structural measure</text:p>
          </table:table-cell>
          <table:table-cell table:number-columns-repeated="16379"/>
        </table:table-row>
        <table:table-row table:style-name="ro7">
          <table:table-cell office:value-type="string" table:number-columns-spanned="1" table:number-rows-spanned="3" table:style-name="ce6">
            <text:p>Q1</text:p>
          </table:table-cell>
          <table:table-cell office:value-type="string" table:number-columns-spanned="1" table:number-rows-spanned="3" table:style-name="ce3">
            <text:p>R2_implementation_yes_NM1</text:p>
          </table:table-cell>
          <table:table-cell office:value-type="string" table:number-columns-spanned="1" table:number-rows-spanned="3" table:style-name="ce4">
            <text:p>Keeping a working flashlight and/or a battery-operated radio and/or emergency kit in a convenient location</text:p>
          </table:table-cell>
          <table:table-cell office:value-type="float" office:value="1" table:style-name="ce7">
            <text:p>1</text:p>
          </table:table-cell>
          <table:table-cell office:value-type="string" table:style-name="ce10">
            <text:p>I have already implemented this non-structural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still intend to implement this non-structural measure</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no longer intend to implement this non-structural measure</text:p>
          </table:table-cell>
          <table:table-cell table:number-columns-repeated="16379"/>
        </table:table-row>
        <table:table-row table:style-name="ro7">
          <table:table-cell office:value-type="string" table:number-columns-spanned="1" table:number-rows-spanned="3" table:style-name="ce6">
            <text:p>Q1</text:p>
          </table:table-cell>
          <table:table-cell office:value-type="string" table:number-columns-spanned="1" table:number-rows-spanned="3" table:style-name="ce3">
            <text:p>R2_implementation_yes_NM2</text:p>
          </table:table-cell>
          <table:table-cell office:value-type="string" table:number-columns-spanned="1" table:number-rows-spanned="3" table:style-name="ce4">
            <text:p>Purchasing sandbags, or other water barriers</text:p>
          </table:table-cell>
          <table:table-cell office:value-type="float" office:value="1" table:style-name="ce7">
            <text:p>1</text:p>
          </table:table-cell>
          <table:table-cell office:value-type="string" table:style-name="ce10">
            <text:p>I have already implemented this non-structural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still intend to implement this non-structural measure</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no longer intend to implement this non-structural measure</text:p>
          </table:table-cell>
          <table:table-cell table:number-columns-repeated="16379"/>
        </table:table-row>
        <table:table-row table:style-name="ro7">
          <table:table-cell office:value-type="string" table:number-columns-spanned="1" table:number-rows-spanned="3" table:style-name="ce6">
            <text:p>Q1</text:p>
          </table:table-cell>
          <table:table-cell office:value-type="string" table:number-columns-spanned="1" table:number-rows-spanned="3" table:style-name="ce3">
            <text:p>R2_implementation_yes_NM3</text:p>
          </table:table-cell>
          <table:table-cell office:value-type="string" table:number-columns-spanned="1" table:number-rows-spanned="3" table:style-name="ce4">
            <text:p>Buying a spare power generator to power your home</text:p>
          </table:table-cell>
          <table:table-cell office:value-type="float" office:value="1" table:style-name="ce7">
            <text:p>1</text:p>
          </table:table-cell>
          <table:table-cell office:value-type="string" table:style-name="ce10">
            <text:p>I have already implemented this non-structural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still intend to implement this non-structural measure</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no longer intend to implement this non-structural measure</text:p>
          </table:table-cell>
          <table:table-cell table:number-columns-repeated="16379"/>
        </table:table-row>
        <table:table-row table:style-name="ro7">
          <table:table-cell office:value-type="string" table:number-columns-spanned="1" table:number-rows-spanned="3" table:style-name="ce6">
            <text:p>Q1</text:p>
          </table:table-cell>
          <table:table-cell office:value-type="string" table:number-columns-spanned="1" table:number-rows-spanned="3" table:style-name="ce3">
            <text:p>R2_implementation_yes_NM4</text:p>
          </table:table-cell>
          <table:table-cell office:value-type="string" table:number-columns-spanned="1" table:number-rows-spanned="3" table:style-name="ce4">
            <text:p>Being an active member in a community group aimed at making the community safer</text:p>
          </table:table-cell>
          <table:table-cell office:value-type="float" office:value="1" table:style-name="ce7">
            <text:p>1</text:p>
          </table:table-cell>
          <table:table-cell office:value-type="string" table:style-name="ce10">
            <text:p>I have already implemented this non-structural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still intend to implement this non-structural measure</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no longer intend to implement this non-structural measure</text:p>
          </table:table-cell>
          <table:table-cell table:number-columns-repeated="16379"/>
        </table:table-row>
        <table:table-row table:style-name="ro7">
          <table:table-cell office:value-type="string" table:number-columns-spanned="1" table:number-rows-spanned="3" table:style-name="ce6">
            <text:p>Q1</text:p>
          </table:table-cell>
          <table:table-cell office:value-type="string" table:number-columns-spanned="1" table:number-rows-spanned="3" table:style-name="ce3">
            <text:p>R2_implementation_yes_NM5</text:p>
          </table:table-cell>
          <table:table-cell office:value-type="string" table:number-columns-spanned="1" table:number-rows-spanned="3" table:style-name="ce4">
            <text:p>Coordinating with the neighbors in case <text:s/>you are not home when a flood occurs, they would know what to do</text:p>
          </table:table-cell>
          <table:table-cell office:value-type="float" office:value="1" table:style-name="ce7">
            <text:p>1</text:p>
          </table:table-cell>
          <table:table-cell office:value-type="string" table:style-name="ce10">
            <text:p>I have already implemented this non-structural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still intend to implement this non-structural measure</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no longer intend to implement this non-structural measure</text:p>
          </table:table-cell>
          <table:table-cell table:number-columns-repeated="16379"/>
        </table:table-row>
        <table:table-row table:style-name="ro7">
          <table:table-cell office:value-type="string" table:number-columns-spanned="1" table:number-rows-spanned="3" table:style-name="ce6">
            <text:p>Q1</text:p>
          </table:table-cell>
          <table:table-cell office:value-type="string" table:number-columns-spanned="1" table:number-rows-spanned="3" table:style-name="ce3">
            <text:p>R2_implementation_yes_NM6</text:p>
          </table:table-cell>
          <table:table-cell office:value-type="string" table:number-columns-spanned="1" table:number-rows-spanned="3" table:style-name="ce4">
            <text:p>Installing a refuge zone, or an opening in the roof of your home or apartment</text:p>
          </table:table-cell>
          <table:table-cell office:value-type="float" office:value="1" table:style-name="ce7">
            <text:p>1</text:p>
          </table:table-cell>
          <table:table-cell office:value-type="string" table:style-name="ce10">
            <text:p>I have already implemented this non-structural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still intend to implement this non-structural measure</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no longer intend to implement this non-structural measure</text:p>
          </table:table-cell>
          <table:table-cell table:number-columns-repeated="16379"/>
        </table:table-row>
        <table:table-row table:style-name="ro7">
          <table:table-cell office:value-type="string" table:number-columns-spanned="1" table:number-rows-spanned="3" table:style-name="ce6">
            <text:p>Q1</text:p>
          </table:table-cell>
          <table:table-cell office:value-type="string" table:number-columns-spanned="1" table:number-rows-spanned="3" table:style-name="ce3">
            <text:p>R2_implementation_yes_NM7</text:p>
          </table:table-cell>
          <table:table-cell office:value-type="string" table:number-columns-spanned="1" table:number-rows-spanned="3" table:style-name="ce4">
            <text:p>Storing or placing important possessions (such as documents or expensive furniture) in such a manner to avoid flood damage</text:p>
          </table:table-cell>
          <table:table-cell office:value-type="float" office:value="1" table:style-name="ce7">
            <text:p>1</text:p>
          </table:table-cell>
          <table:table-cell office:value-type="string" table:style-name="ce10">
            <text:p>I have already implemented this non-structural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still intend to implement this non-structural measure</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no longer intend to implement this non-structural measure</text:p>
          </table:table-cell>
          <table:table-cell table:number-columns-repeated="16379"/>
        </table:table-row>
        <table:table-row table:style-name="ro7">
          <table:table-cell office:value-type="string" table:number-columns-spanned="1" table:number-rows-spanned="3" table:style-name="ce6">
            <text:p>Q1</text:p>
          </table:table-cell>
          <table:table-cell office:value-type="string" table:number-columns-spanned="1" table:number-rows-spanned="3" table:style-name="ce3">
            <text:p>R2_implementation_yes_NM8</text:p>
          </table:table-cell>
          <table:table-cell office:value-type="string" table:number-columns-spanned="1" table:number-rows-spanned="3" table:style-name="ce4">
            <text:p>Asking someone (local government, Civil Defense, etc.) for information about what to do in case of emergency</text:p>
          </table:table-cell>
          <table:table-cell office:value-type="float" office:value="1" table:style-name="ce7">
            <text:p>1</text:p>
          </table:table-cell>
          <table:table-cell office:value-type="string" table:style-name="ce10">
            <text:p>I have already implemented this non-structural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still intend to implement this non-structural measure</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no longer intend to implement this non-structural measure</text:p>
          </table:table-cell>
          <table:table-cell table:number-columns-repeated="16379"/>
        </table:table-row>
        <table:table-row table:style-name="ro7">
          <table:table-cell office:value-type="string" table:number-columns-spanned="1" table:number-rows-spanned="3" table:style-name="ce6">
            <text:p>Q1</text:p>
          </table:table-cell>
          <table:table-cell office:value-type="string" table:number-columns-spanned="1" table:number-rows-spanned="3" table:style-name="ce3">
            <text:p>R2_implementation_yes_NM9</text:p>
          </table:table-cell>
          <table:table-cell office:value-type="string" table:number-columns-spanned="1" table:number-rows-spanned="3" table:style-name="ce4">
            <text:p>Asking/ petitioning government representative to increase the public protection measures</text:p>
          </table:table-cell>
          <table:table-cell office:value-type="float" office:value="1" table:style-name="ce7">
            <text:p>1</text:p>
          </table:table-cell>
          <table:table-cell office:value-type="string" table:style-name="ce10">
            <text:p>I have already implemented this non-structural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still intend to implement this non-structural measure</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no longer intend to implement this non-structural measure</text:p>
          </table:table-cell>
          <table:table-cell table:number-columns-repeated="16379"/>
        </table:table-row>
        <table:table-row table:style-name="ro7">
          <table:table-cell office:value-type="string" table:number-columns-spanned="1" table:number-rows-spanned="3" table:style-name="ce6">
            <text:p>Q1</text:p>
          </table:table-cell>
          <table:table-cell office:value-type="string" table:number-columns-spanned="1" table:number-rows-spanned="3" table:style-name="ce3">
            <text:p>R2_implementation_yes_NM10</text:p>
          </table:table-cell>
          <table:table-cell office:value-type="string" table:number-columns-spanned="1" table:number-rows-spanned="3" table:style-name="ce4">
            <text:p>Storing emergency food and water supplies</text:p>
          </table:table-cell>
          <table:table-cell office:value-type="float" office:value="1" table:style-name="ce7">
            <text:p>1</text:p>
          </table:table-cell>
          <table:table-cell office:value-type="string" table:style-name="ce10">
            <text:p>I have already implemented this non-structural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still intend to implement this non-structural measure</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no longer intend to implement this non-structural measure</text:p>
          </table:table-cell>
          <table:table-cell table:number-columns-repeated="16379"/>
        </table:table-row>
        <table:table-row table:style-name="ro7">
          <table:table-cell office:value-type="string" table:number-columns-spanned="1" table:number-rows-spanned="3" table:style-name="ce6">
            <text:p>Q1</text:p>
          </table:table-cell>
          <table:table-cell office:value-type="string" table:number-columns-spanned="1" table:number-rows-spanned="3" table:style-name="ce3">
            <text:p>R2_implementation_yes_NM11</text:p>
          </table:table-cell>
          <table:table-cell office:value-type="string" table:number-columns-spanned="1" table:number-rows-spanned="3" table:style-name="ce4">
            <text:p>Moving/ storing valuable assets on higher floors or elevated areas</text:p>
          </table:table-cell>
          <table:table-cell office:value-type="float" office:value="1" table:style-name="ce7">
            <text:p>1</text:p>
          </table:table-cell>
          <table:table-cell office:value-type="string" table:style-name="ce10">
            <text:p>I have already implemented this non-structural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still intend to implement this non-structural measure</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no longer intend to implement this non-structural measure</text:p>
          </table:table-cell>
          <table:table-cell table:number-columns-repeated="16379"/>
        </table:table-row>
        <table:table-row table:style-name="ro8">
          <table:table-cell office:value-type="string" table:style-name="ce7">
            <text:p>Q2</text:p>
          </table:table-cell>
          <table:table-cell office:value-type="string" table:style-name="ce14">
            <text:p>R2_implementation_no</text:p>
          </table:table-cell>
          <table:table-cell office:value-type="string" table:style-name="ce13">
            <text:p>In the last survey in March-April 2020, you indicated that you had no intention to complete the following flood-protection and damage mitigation measures. Please indicate if there has been any change in your situation or intention?</text:p>
          </table:table-cell>
          <table:table-cell table:style-name="ce7"/>
          <table:table-cell table:style-name="ce10"/>
          <table:table-cell table:number-columns-repeated="16379"/>
        </table:table-row>
        <table:table-row table:style-name="ro3">
          <table:table-cell office:value-type="string" table:number-columns-spanned="1" table:number-rows-spanned="3" table:style-name="ce6">
            <text:p>Q2</text:p>
          </table:table-cell>
          <table:table-cell office:value-type="string" table:number-columns-spanned="1" table:number-rows-spanned="3" table:style-name="ce3">
            <text:p>R2_implementation_no_SM1</text:p>
          </table:table-cell>
          <table:table-cell office:value-type="string" table:number-columns-spanned="1" table:number-rows-spanned="3" table:style-name="ce4">
            <text:p>Raising the level of the ground floor above the most likely flood level</text:p>
          </table:table-cell>
          <table:table-cell office:value-type="float" office:value="1" table:style-name="ce7">
            <text:p>1</text:p>
          </table:table-cell>
          <table:table-cell office:value-type="string" table:style-name="ce10">
            <text:p>I still do NOT intend to implement this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My situation has changed, I DO intend to undertake thi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mplemented this between March and September 2020</text:p>
          </table:table-cell>
          <table:table-cell table:number-columns-repeated="16379"/>
        </table:table-row>
        <table:table-row table:style-name="ro3">
          <table:table-cell office:value-type="string" table:number-columns-spanned="1" table:number-rows-spanned="3" table:style-name="ce6">
            <text:p>Q2</text:p>
          </table:table-cell>
          <table:table-cell office:value-type="string" table:number-columns-spanned="1" table:number-rows-spanned="3" table:style-name="ce3">
            <text:p>R2_implementation_no_SM2</text:p>
          </table:table-cell>
          <table:table-cell office:value-type="string" table:number-columns-spanned="1" table:number-rows-spanned="3" table:style-name="ce4">
            <text:p>Strengthen the housing foundations to withstand water pressures</text:p>
          </table:table-cell>
          <table:table-cell office:value-type="float" office:value="1" table:style-name="ce7">
            <text:p>1</text:p>
          </table:table-cell>
          <table:table-cell office:value-type="string" table:style-name="ce10">
            <text:p>I still do NOT intend to implement this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My situation has changed, I DO intend to undertake thi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mplemented this between March and September 2020</text:p>
          </table:table-cell>
          <table:table-cell table:number-columns-repeated="16379"/>
        </table:table-row>
        <table:table-row table:style-name="ro3">
          <table:table-cell office:value-type="string" table:number-columns-spanned="1" table:number-rows-spanned="3" table:style-name="ce6">
            <text:p>Q2</text:p>
          </table:table-cell>
          <table:table-cell office:value-type="string" table:number-columns-spanned="1" table:number-rows-spanned="3" table:style-name="ce3">
            <text:p>R2_implementation_no_SM3</text:p>
          </table:table-cell>
          <table:table-cell office:value-type="string" table:number-columns-spanned="1" table:number-rows-spanned="3" table:style-name="ce4">
            <text:p>Reconstructing or reinforcing the walls and/or the ground floor with water-resistant materials</text:p>
          </table:table-cell>
          <table:table-cell office:value-type="float" office:value="1" table:style-name="ce7">
            <text:p>1</text:p>
          </table:table-cell>
          <table:table-cell office:value-type="string" table:style-name="ce10">
            <text:p>I still do NOT intend to implement this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My situation has changed, I DO intend to undertake thi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mplemented this between March and September 2020</text:p>
          </table:table-cell>
          <table:table-cell table:number-columns-repeated="16379"/>
        </table:table-row>
        <table:table-row table:style-name="ro3">
          <table:table-cell office:value-type="string" table:number-columns-spanned="1" table:number-rows-spanned="3" table:style-name="ce6">
            <text:p>Q2</text:p>
          </table:table-cell>
          <table:table-cell office:value-type="string" table:number-columns-spanned="1" table:number-rows-spanned="3" table:style-name="ce3">
            <text:p>R2_implementation_no_SM4</text:p>
          </table:table-cell>
          <table:table-cell office:value-type="string" table:number-columns-spanned="1" table:number-rows-spanned="3" table:style-name="ce4">
            <text:p>Raising the electricity meter above the most likely flood level or on an upper floor</text:p>
          </table:table-cell>
          <table:table-cell office:value-type="float" office:value="1" table:style-name="ce7">
            <text:p>1</text:p>
          </table:table-cell>
          <table:table-cell office:value-type="string" table:style-name="ce10">
            <text:p>I still do NOT intend to implement this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My situation has changed, I DO intend to undertake thi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mplemented this between March and September 2020</text:p>
          </table:table-cell>
          <table:table-cell table:number-columns-repeated="16379"/>
        </table:table-row>
        <table:table-row table:style-name="ro3">
          <table:table-cell office:value-type="string" table:number-columns-spanned="1" table:number-rows-spanned="3" table:style-name="ce6">
            <text:p>Q2</text:p>
          </table:table-cell>
          <table:table-cell office:value-type="string" table:number-columns-spanned="1" table:number-rows-spanned="3" table:style-name="ce3">
            <text:p>R2_implementation_no_SM5</text:p>
          </table:table-cell>
          <table:table-cell office:value-type="string" table:number-columns-spanned="1" table:number-rows-spanned="3" table:style-name="ce4">
            <text:p>Installing anti-backflow valves on pipes</text:p>
          </table:table-cell>
          <table:table-cell office:value-type="float" office:value="1" table:style-name="ce7">
            <text:p>1</text:p>
          </table:table-cell>
          <table:table-cell office:value-type="string" table:style-name="ce10">
            <text:p>I still do NOT intend to implement this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My situation has changed, I DO intend to undertake thi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mplemented this between March and September 2020</text:p>
          </table:table-cell>
          <table:table-cell table:number-columns-repeated="16379"/>
        </table:table-row>
        <table:table-row table:style-name="ro3">
          <table:table-cell office:value-type="string" table:number-columns-spanned="1" table:number-rows-spanned="3" table:style-name="ce6">
            <text:p>Q2</text:p>
          </table:table-cell>
          <table:table-cell office:value-type="string" table:number-columns-spanned="1" table:number-rows-spanned="3" table:style-name="ce3">
            <text:p>R2_implementation_no_SM6</text:p>
          </table:table-cell>
          <table:table-cell office:value-type="string" table:number-columns-spanned="1" table:number-rows-spanned="3" table:style-name="ce4">
            <text:p>Installing a pump and/or one or more system(s) to drain flood water</text:p>
          </table:table-cell>
          <table:table-cell office:value-type="float" office:value="1" table:style-name="ce7">
            <text:p>1</text:p>
          </table:table-cell>
          <table:table-cell office:value-type="string" table:style-name="ce10">
            <text:p>I still do NOT intend to implement this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My situation has changed, I DO intend to undertake thi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mplemented this between March and September 2020</text:p>
          </table:table-cell>
          <table:table-cell table:number-columns-repeated="16379"/>
        </table:table-row>
        <table:table-row table:style-name="ro3">
          <table:table-cell office:value-type="string" table:number-columns-spanned="1" table:number-rows-spanned="3" table:style-name="ce6">
            <text:p>Q2</text:p>
          </table:table-cell>
          <table:table-cell office:value-type="string" table:number-columns-spanned="1" table:number-rows-spanned="3" table:style-name="ce3">
            <text:p>R2_implementation_no_SM7</text:p>
          </table:table-cell>
          <table:table-cell office:value-type="string" table:number-columns-spanned="1" table:number-rows-spanned="3" table:style-name="ce4">
            <text:p>Fixing water barriers (e.g. water-proof basement windows)</text:p>
          </table:table-cell>
          <table:table-cell office:value-type="float" office:value="1" table:style-name="ce7">
            <text:p>1</text:p>
          </table:table-cell>
          <table:table-cell office:value-type="string" table:style-name="ce10">
            <text:p>I still do NOT intend to implement this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My situation has changed, I DO intend to undertake thi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mplemented this between March and September 2020</text:p>
          </table:table-cell>
          <table:table-cell table:number-columns-repeated="16379"/>
        </table:table-row>
        <table:table-row table:style-name="ro3">
          <table:table-cell office:value-type="string" table:number-columns-spanned="1" table:number-rows-spanned="3" table:style-name="ce6">
            <text:p>Q2</text:p>
          </table:table-cell>
          <table:table-cell office:value-type="string" table:number-columns-spanned="1" table:number-rows-spanned="3" table:style-name="ce3">
            <text:p>R2_implementation_no_NM1</text:p>
          </table:table-cell>
          <table:table-cell office:value-type="string" table:number-columns-spanned="1" table:number-rows-spanned="3" table:style-name="ce4">
            <text:p>Keeping a working flashlight and/or a battery-operated radio and/or emergency kit in a convenient location</text:p>
          </table:table-cell>
          <table:table-cell office:value-type="float" office:value="1" table:style-name="ce7">
            <text:p>1</text:p>
          </table:table-cell>
          <table:table-cell office:value-type="string" table:style-name="ce10">
            <text:p>I still do NOT intend to implement this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My situation has changed, I DO intend to undertake thi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mplemented this between March and September 2020</text:p>
          </table:table-cell>
          <table:table-cell table:number-columns-repeated="16379"/>
        </table:table-row>
        <table:table-row table:style-name="ro3">
          <table:table-cell office:value-type="string" table:number-columns-spanned="1" table:number-rows-spanned="3" table:style-name="ce6">
            <text:p>Q2</text:p>
          </table:table-cell>
          <table:table-cell office:value-type="string" table:number-columns-spanned="1" table:number-rows-spanned="3" table:style-name="ce3">
            <text:p>R2_implementation_no_NM2</text:p>
          </table:table-cell>
          <table:table-cell office:value-type="string" table:number-columns-spanned="1" table:number-rows-spanned="3" table:style-name="ce4">
            <text:p>Purchasing sandbags, or other water barriers</text:p>
          </table:table-cell>
          <table:table-cell office:value-type="float" office:value="1" table:style-name="ce7">
            <text:p>1</text:p>
          </table:table-cell>
          <table:table-cell office:value-type="string" table:style-name="ce10">
            <text:p>I still do NOT intend to implement this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My situation has changed, I DO intend to undertake thi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mplemented this between March and September 2020</text:p>
          </table:table-cell>
          <table:table-cell table:number-columns-repeated="16379"/>
        </table:table-row>
        <table:table-row table:style-name="ro3">
          <table:table-cell office:value-type="string" table:number-columns-spanned="1" table:number-rows-spanned="3" table:style-name="ce6">
            <text:p>Q2</text:p>
          </table:table-cell>
          <table:table-cell office:value-type="string" table:number-columns-spanned="1" table:number-rows-spanned="3" table:style-name="ce3">
            <text:p>R2_implementation_no_NM3</text:p>
          </table:table-cell>
          <table:table-cell office:value-type="string" table:number-columns-spanned="1" table:number-rows-spanned="3" table:style-name="ce4">
            <text:p>Buying a spare power generator to power your home</text:p>
          </table:table-cell>
          <table:table-cell office:value-type="float" office:value="1" table:style-name="ce7">
            <text:p>1</text:p>
          </table:table-cell>
          <table:table-cell office:value-type="string" table:style-name="ce10">
            <text:p>I still do NOT intend to implement this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My situation has changed, I DO intend to undertake thi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mplemented this between March and September 2020</text:p>
          </table:table-cell>
          <table:table-cell table:number-columns-repeated="16379"/>
        </table:table-row>
        <table:table-row table:style-name="ro3">
          <table:table-cell office:value-type="string" table:number-columns-spanned="1" table:number-rows-spanned="3" table:style-name="ce6">
            <text:p>Q2</text:p>
          </table:table-cell>
          <table:table-cell office:value-type="string" table:number-columns-spanned="1" table:number-rows-spanned="3" table:style-name="ce3">
            <text:p>R2_implementation_no_NM4</text:p>
          </table:table-cell>
          <table:table-cell office:value-type="string" table:number-columns-spanned="1" table:number-rows-spanned="3" table:style-name="ce4">
            <text:p>Being an active member in a community group aimed at making the community safer</text:p>
          </table:table-cell>
          <table:table-cell office:value-type="float" office:value="1" table:style-name="ce7">
            <text:p>1</text:p>
          </table:table-cell>
          <table:table-cell office:value-type="string" table:style-name="ce10">
            <text:p>I still do NOT intend to implement this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My situation has changed, I DO intend to undertake thi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mplemented this between March and September 2020</text:p>
          </table:table-cell>
          <table:table-cell table:number-columns-repeated="16379"/>
        </table:table-row>
        <table:table-row table:style-name="ro3">
          <table:table-cell office:value-type="string" table:number-columns-spanned="1" table:number-rows-spanned="3" table:style-name="ce6">
            <text:p>Q2</text:p>
          </table:table-cell>
          <table:table-cell office:value-type="string" table:number-columns-spanned="1" table:number-rows-spanned="3" table:style-name="ce3">
            <text:p>R2_implementation_no_NM5</text:p>
          </table:table-cell>
          <table:table-cell office:value-type="string" table:number-columns-spanned="1" table:number-rows-spanned="3" table:style-name="ce4">
            <text:p>Coordinating with the neighbors in case <text:s/>you are not home when a flood occurs, they would know what to do</text:p>
          </table:table-cell>
          <table:table-cell office:value-type="float" office:value="1" table:style-name="ce7">
            <text:p>1</text:p>
          </table:table-cell>
          <table:table-cell office:value-type="string" table:style-name="ce10">
            <text:p>I still do NOT intend to implement this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My situation has changed, I DO intend to undertake thi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mplemented this between March and September 2020</text:p>
          </table:table-cell>
          <table:table-cell table:number-columns-repeated="16379"/>
        </table:table-row>
        <table:table-row table:style-name="ro3">
          <table:table-cell office:value-type="string" table:number-columns-spanned="1" table:number-rows-spanned="3" table:style-name="ce6">
            <text:p>Q2</text:p>
          </table:table-cell>
          <table:table-cell office:value-type="string" table:number-columns-spanned="1" table:number-rows-spanned="3" table:style-name="ce3">
            <text:p>R2_implementation_no_NM6</text:p>
          </table:table-cell>
          <table:table-cell office:value-type="string" table:number-columns-spanned="1" table:number-rows-spanned="3" table:style-name="ce4">
            <text:p>Installing a refuge zone, or an opening in the roof of your home or apartment</text:p>
          </table:table-cell>
          <table:table-cell office:value-type="float" office:value="1" table:style-name="ce7">
            <text:p>1</text:p>
          </table:table-cell>
          <table:table-cell office:value-type="string" table:style-name="ce10">
            <text:p>I still do NOT intend to implement this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My situation has changed, I DO intend to undertake thi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mplemented this between March and September 2020</text:p>
          </table:table-cell>
          <table:table-cell table:number-columns-repeated="16379"/>
        </table:table-row>
        <table:table-row table:style-name="ro3">
          <table:table-cell office:value-type="string" table:number-columns-spanned="1" table:number-rows-spanned="3" table:style-name="ce6">
            <text:p>Q2</text:p>
          </table:table-cell>
          <table:table-cell office:value-type="string" table:number-columns-spanned="1" table:number-rows-spanned="3" table:style-name="ce3">
            <text:p>R2_implementation_no_NM7</text:p>
          </table:table-cell>
          <table:table-cell office:value-type="string" table:number-columns-spanned="1" table:number-rows-spanned="3" table:style-name="ce4">
            <text:p>Storing or placing important possessions (such as documents or expensive furniture) in such a manner to avoid flood damage</text:p>
          </table:table-cell>
          <table:table-cell office:value-type="float" office:value="1" table:style-name="ce7">
            <text:p>1</text:p>
          </table:table-cell>
          <table:table-cell office:value-type="string" table:style-name="ce10">
            <text:p>I still do NOT intend to implement this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My situation has changed, I DO intend to undertake thi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mplemented this between March and September 2020</text:p>
          </table:table-cell>
          <table:table-cell table:number-columns-repeated="16379"/>
        </table:table-row>
        <table:table-row table:style-name="ro3">
          <table:table-cell office:value-type="string" table:number-columns-spanned="1" table:number-rows-spanned="3" table:style-name="ce6">
            <text:p>Q2</text:p>
          </table:table-cell>
          <table:table-cell office:value-type="string" table:number-columns-spanned="1" table:number-rows-spanned="3" table:style-name="ce3">
            <text:p>R2_implementation_no_NM8</text:p>
          </table:table-cell>
          <table:table-cell office:value-type="string" table:number-columns-spanned="1" table:number-rows-spanned="3" table:style-name="ce4">
            <text:p>Asking someone (local government, Civil Defense, etc.) for information about what to do in case of emergency</text:p>
          </table:table-cell>
          <table:table-cell office:value-type="float" office:value="1" table:style-name="ce7">
            <text:p>1</text:p>
          </table:table-cell>
          <table:table-cell office:value-type="string" table:style-name="ce10">
            <text:p>I still do NOT intend to implement this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My situation has changed, I DO intend to undertake thi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mplemented this between March and September 2020</text:p>
          </table:table-cell>
          <table:table-cell table:number-columns-repeated="16379"/>
        </table:table-row>
        <table:table-row table:style-name="ro3">
          <table:table-cell office:value-type="string" table:number-columns-spanned="1" table:number-rows-spanned="3" table:style-name="ce6">
            <text:p>Q2</text:p>
          </table:table-cell>
          <table:table-cell office:value-type="string" table:number-columns-spanned="1" table:number-rows-spanned="3" table:style-name="ce3">
            <text:p>R2_implementation_no_NM9</text:p>
          </table:table-cell>
          <table:table-cell office:value-type="string" table:number-columns-spanned="1" table:number-rows-spanned="3" table:style-name="ce4">
            <text:p>Asking/ petitioning government representative to increase the public protection measures</text:p>
          </table:table-cell>
          <table:table-cell office:value-type="float" office:value="1" table:style-name="ce7">
            <text:p>1</text:p>
          </table:table-cell>
          <table:table-cell office:value-type="string" table:style-name="ce10">
            <text:p>I still do NOT intend to implement this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My situation has changed, I DO intend to undertake thi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mplemented this between March and September 2020</text:p>
          </table:table-cell>
          <table:table-cell table:number-columns-repeated="16379"/>
        </table:table-row>
        <table:table-row table:style-name="ro3">
          <table:table-cell office:value-type="string" table:number-columns-spanned="1" table:number-rows-spanned="3" table:style-name="ce6">
            <text:p>Q2</text:p>
          </table:table-cell>
          <table:table-cell office:value-type="string" table:number-columns-spanned="1" table:number-rows-spanned="3" table:style-name="ce3">
            <text:p>R2_implementation_no_NM10</text:p>
          </table:table-cell>
          <table:table-cell office:value-type="string" table:number-columns-spanned="1" table:number-rows-spanned="3" table:style-name="ce4">
            <text:p>Storing emergency food and water supplies</text:p>
          </table:table-cell>
          <table:table-cell office:value-type="float" office:value="1" table:style-name="ce7">
            <text:p>1</text:p>
          </table:table-cell>
          <table:table-cell office:value-type="string" table:style-name="ce10">
            <text:p>I still do NOT intend to implement this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My situation has changed, I DO intend to undertake thi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mplemented this between March and September 2020</text:p>
          </table:table-cell>
          <table:table-cell table:number-columns-repeated="16379"/>
        </table:table-row>
        <table:table-row table:style-name="ro3">
          <table:table-cell office:value-type="string" table:number-columns-spanned="1" table:number-rows-spanned="3" table:style-name="ce6">
            <text:p>Q2</text:p>
          </table:table-cell>
          <table:table-cell office:value-type="string" table:number-columns-spanned="1" table:number-rows-spanned="3" table:style-name="ce3">
            <text:p>R2_implementation_no_NM11</text:p>
          </table:table-cell>
          <table:table-cell office:value-type="string" table:number-columns-spanned="1" table:number-rows-spanned="3" table:style-name="ce4">
            <text:p>Moving/ storing valuable assets on higher floors or elevated areas</text:p>
          </table:table-cell>
          <table:table-cell office:value-type="float" office:value="1" table:style-name="ce7">
            <text:p>1</text:p>
          </table:table-cell>
          <table:table-cell office:value-type="string" table:style-name="ce10">
            <text:p>I still do NOT intend to implement this measur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My situation has changed, I DO intend to undertake thi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mplemented this between March and September 2020</text:p>
          </table:table-cell>
          <table:table-cell table:number-columns-repeated="16379"/>
        </table:table-row>
        <table:table-row table:style-name="ro1">
          <table:table-cell office:value-type="string" table:style-name="ce7">
            <text:p>Q3</text:p>
          </table:table-cell>
          <table:table-cell office:value-type="string" table:style-name="ce14">
            <text:p>R2a_implementation_change</text:p>
          </table:table-cell>
          <table:table-cell office:value-type="string" table:style-name="ce13">
            <text:p>Please indicate approximately when you intend to implement these measures in the future.</text:p>
          </table:table-cell>
          <table:table-cell table:style-name="ce7"/>
          <table:table-cell table:style-name="ce10"/>
          <table:table-cell table:number-columns-repeated="16379"/>
        </table:table-row>
        <table:table-row table:style-name="ro7">
          <table:table-cell office:value-type="string" table:number-columns-spanned="1" table:number-rows-spanned="4" table:style-name="ce6">
            <text:p>Q3</text:p>
          </table:table-cell>
          <table:table-cell office:value-type="string" table:number-columns-spanned="1" table:number-rows-spanned="4" table:style-name="ce3">
            <text:p>R2a_implementation_change_SM1</text:p>
          </table:table-cell>
          <table:table-cell office:value-type="string" table:number-columns-spanned="1" table:number-rows-spanned="4" table:style-name="ce4">
            <text:p>Raising the level of the ground floor above the most likely flood level</text:p>
          </table:table-cell>
          <table:table-cell office:value-type="float" office:value="1" table:style-name="ce7">
            <text:p>1</text:p>
          </table:table-cell>
          <table:table-cell office:value-type="string" table:style-name="ce10">
            <text:p>I intend to implement this structural measure in the next 6 months</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intend to implement this structural measure in the next 12 month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ntend to implement this structural measure in the next 18 months</text:p>
          </table:table-cell>
          <table:table-cell table:number-columns-repeated="16379"/>
        </table:table-row>
        <table:table-row table:style-name="ro6">
          <table:covered-table-cell/>
          <table:covered-table-cell/>
          <table:covered-table-cell/>
          <table:table-cell office:value-type="float" office:value="4" table:style-name="ce7">
            <text:p>4</text:p>
          </table:table-cell>
          <table:table-cell office:value-type="string" table:style-name="ce10">
            <text:p>I intend to implement this structural measure in the future, beyond 18 months</text:p>
          </table:table-cell>
          <table:table-cell table:number-columns-repeated="16379"/>
        </table:table-row>
        <table:table-row table:style-name="ro7">
          <table:table-cell office:value-type="string" table:number-columns-spanned="1" table:number-rows-spanned="4" table:style-name="ce6">
            <text:p>Q3</text:p>
          </table:table-cell>
          <table:table-cell office:value-type="string" table:number-columns-spanned="1" table:number-rows-spanned="4" table:style-name="ce3">
            <text:p>R2a_implementation_change_SM2</text:p>
          </table:table-cell>
          <table:table-cell office:value-type="string" table:number-columns-spanned="1" table:number-rows-spanned="4" table:style-name="ce4">
            <text:p>Strengthen the housing foundations to withstand water pressures</text:p>
          </table:table-cell>
          <table:table-cell office:value-type="float" office:value="1" table:style-name="ce7">
            <text:p>1</text:p>
          </table:table-cell>
          <table:table-cell office:value-type="string" table:style-name="ce10">
            <text:p>I intend to implement this structural measure in the next 6 months</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intend to implement this structural measure in the next 12 month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ntend to implement this structural measure in the next 18 months</text:p>
          </table:table-cell>
          <table:table-cell table:number-columns-repeated="16379"/>
        </table:table-row>
        <table:table-row table:style-name="ro6">
          <table:covered-table-cell/>
          <table:covered-table-cell/>
          <table:covered-table-cell/>
          <table:table-cell office:value-type="float" office:value="4" table:style-name="ce7">
            <text:p>4</text:p>
          </table:table-cell>
          <table:table-cell office:value-type="string" table:style-name="ce10">
            <text:p>I intend to implement this structural measure in the future, beyond 18 months</text:p>
          </table:table-cell>
          <table:table-cell table:number-columns-repeated="16379"/>
        </table:table-row>
        <table:table-row table:style-name="ro7">
          <table:table-cell office:value-type="string" table:number-columns-spanned="1" table:number-rows-spanned="4" table:style-name="ce6">
            <text:p>Q3</text:p>
          </table:table-cell>
          <table:table-cell office:value-type="string" table:number-columns-spanned="1" table:number-rows-spanned="4" table:style-name="ce3">
            <text:p>R2a_implementation_change_SM3</text:p>
          </table:table-cell>
          <table:table-cell office:value-type="string" table:number-columns-spanned="1" table:number-rows-spanned="4" table:style-name="ce4">
            <text:p>Reconstructing or reinforcing the walls and/or the ground floor with water-resistant materials</text:p>
          </table:table-cell>
          <table:table-cell office:value-type="float" office:value="1" table:style-name="ce7">
            <text:p>1</text:p>
          </table:table-cell>
          <table:table-cell office:value-type="string" table:style-name="ce10">
            <text:p>I intend to implement this structural measure in the next 6 months</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intend to implement this structural measure in the next 12 month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ntend to implement this structural measure in the next 18 months</text:p>
          </table:table-cell>
          <table:table-cell table:number-columns-repeated="16379"/>
        </table:table-row>
        <table:table-row table:style-name="ro6">
          <table:covered-table-cell/>
          <table:covered-table-cell/>
          <table:covered-table-cell/>
          <table:table-cell office:value-type="float" office:value="4" table:style-name="ce7">
            <text:p>4</text:p>
          </table:table-cell>
          <table:table-cell office:value-type="string" table:style-name="ce10">
            <text:p>I intend to implement this structural measure in the future, beyond 18 months</text:p>
          </table:table-cell>
          <table:table-cell table:number-columns-repeated="16379"/>
        </table:table-row>
        <table:table-row table:style-name="ro7">
          <table:table-cell office:value-type="string" table:number-columns-spanned="1" table:number-rows-spanned="4" table:style-name="ce6">
            <text:p>Q3</text:p>
          </table:table-cell>
          <table:table-cell office:value-type="string" table:number-columns-spanned="1" table:number-rows-spanned="4" table:style-name="ce3">
            <text:p>R2a_implementation_change_SM4</text:p>
          </table:table-cell>
          <table:table-cell office:value-type="string" table:number-columns-spanned="1" table:number-rows-spanned="4" table:style-name="ce4">
            <text:p>Raising the electricity meter above the most likely flood level or on an upper floor</text:p>
          </table:table-cell>
          <table:table-cell office:value-type="float" office:value="1" table:style-name="ce7">
            <text:p>1</text:p>
          </table:table-cell>
          <table:table-cell office:value-type="string" table:style-name="ce10">
            <text:p>I intend to implement this structural measure in the next 6 months</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intend to implement this structural measure in the next 12 month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ntend to implement this structural measure in the next 18 months</text:p>
          </table:table-cell>
          <table:table-cell table:number-columns-repeated="16379"/>
        </table:table-row>
        <table:table-row table:style-name="ro6">
          <table:covered-table-cell/>
          <table:covered-table-cell/>
          <table:covered-table-cell/>
          <table:table-cell office:value-type="float" office:value="4" table:style-name="ce7">
            <text:p>4</text:p>
          </table:table-cell>
          <table:table-cell office:value-type="string" table:style-name="ce10">
            <text:p>I intend to implement this structural measure in the future, beyond 18 months</text:p>
          </table:table-cell>
          <table:table-cell table:number-columns-repeated="16379"/>
        </table:table-row>
        <table:table-row table:style-name="ro7">
          <table:table-cell office:value-type="string" table:number-columns-spanned="1" table:number-rows-spanned="4" table:style-name="ce6">
            <text:p>Q3</text:p>
          </table:table-cell>
          <table:table-cell office:value-type="string" table:number-columns-spanned="1" table:number-rows-spanned="4" table:style-name="ce3">
            <text:p>R2a_implementation_change_SM5</text:p>
          </table:table-cell>
          <table:table-cell office:value-type="string" table:number-columns-spanned="1" table:number-rows-spanned="4" table:style-name="ce4">
            <text:p>Installing anti-backflow valves on pipes</text:p>
          </table:table-cell>
          <table:table-cell office:value-type="float" office:value="1" table:style-name="ce7">
            <text:p>1</text:p>
          </table:table-cell>
          <table:table-cell office:value-type="string" table:style-name="ce10">
            <text:p>I intend to implement this structural measure in the next 6 months</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intend to implement this structural measure in the next 12 month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ntend to implement this structural measure in the next 18 months</text:p>
          </table:table-cell>
          <table:table-cell table:number-columns-repeated="16379"/>
        </table:table-row>
        <table:table-row table:style-name="ro6">
          <table:covered-table-cell/>
          <table:covered-table-cell/>
          <table:covered-table-cell/>
          <table:table-cell office:value-type="float" office:value="4" table:style-name="ce7">
            <text:p>4</text:p>
          </table:table-cell>
          <table:table-cell office:value-type="string" table:style-name="ce10">
            <text:p>I intend to implement this structural measure in the future, beyond 18 months</text:p>
          </table:table-cell>
          <table:table-cell table:number-columns-repeated="16379"/>
        </table:table-row>
        <table:table-row table:style-name="ro7">
          <table:table-cell office:value-type="string" table:number-columns-spanned="1" table:number-rows-spanned="4" table:style-name="ce6">
            <text:p>Q3</text:p>
          </table:table-cell>
          <table:table-cell office:value-type="string" table:number-columns-spanned="1" table:number-rows-spanned="4" table:style-name="ce3">
            <text:p>R2a_implementation_change_SM6</text:p>
          </table:table-cell>
          <table:table-cell office:value-type="string" table:number-columns-spanned="1" table:number-rows-spanned="4" table:style-name="ce4">
            <text:p>Installing a pump and/or one or more system(s) to drain flood water</text:p>
          </table:table-cell>
          <table:table-cell office:value-type="float" office:value="1" table:style-name="ce7">
            <text:p>1</text:p>
          </table:table-cell>
          <table:table-cell office:value-type="string" table:style-name="ce10">
            <text:p>I intend to implement this structural measure in the next 6 months</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intend to implement this structural measure in the next 12 month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ntend to implement this structural measure in the next 18 months</text:p>
          </table:table-cell>
          <table:table-cell table:number-columns-repeated="16379"/>
        </table:table-row>
        <table:table-row table:style-name="ro6">
          <table:covered-table-cell/>
          <table:covered-table-cell/>
          <table:covered-table-cell/>
          <table:table-cell office:value-type="float" office:value="4" table:style-name="ce7">
            <text:p>4</text:p>
          </table:table-cell>
          <table:table-cell office:value-type="string" table:style-name="ce10">
            <text:p>I intend to implement this structural measure in the future, beyond 18 months</text:p>
          </table:table-cell>
          <table:table-cell table:number-columns-repeated="16379"/>
        </table:table-row>
        <table:table-row table:style-name="ro7">
          <table:table-cell office:value-type="string" table:number-columns-spanned="1" table:number-rows-spanned="4" table:style-name="ce6">
            <text:p>Q3</text:p>
          </table:table-cell>
          <table:table-cell office:value-type="string" table:number-columns-spanned="1" table:number-rows-spanned="4" table:style-name="ce3">
            <text:p>R2a_implementation_change_SM7</text:p>
          </table:table-cell>
          <table:table-cell office:value-type="string" table:number-columns-spanned="1" table:number-rows-spanned="4" table:style-name="ce4">
            <text:p>Fixing water barriers (e.g. water-proof basement windows)</text:p>
          </table:table-cell>
          <table:table-cell office:value-type="float" office:value="1" table:style-name="ce7">
            <text:p>1</text:p>
          </table:table-cell>
          <table:table-cell office:value-type="string" table:style-name="ce10">
            <text:p>I intend to implement this structural measure in the next 6 months</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intend to implement this structural measure in the next 12 month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ntend to implement this structural measure in the next 18 months</text:p>
          </table:table-cell>
          <table:table-cell table:number-columns-repeated="16379"/>
        </table:table-row>
        <table:table-row table:style-name="ro6">
          <table:covered-table-cell/>
          <table:covered-table-cell/>
          <table:covered-table-cell/>
          <table:table-cell office:value-type="float" office:value="4" table:style-name="ce7">
            <text:p>4</text:p>
          </table:table-cell>
          <table:table-cell office:value-type="string" table:style-name="ce10">
            <text:p>I intend to implement this structural measure in the future, beyond 18 months</text:p>
          </table:table-cell>
          <table:table-cell table:number-columns-repeated="16379"/>
        </table:table-row>
        <table:table-row table:style-name="ro7">
          <table:table-cell office:value-type="string" table:number-columns-spanned="1" table:number-rows-spanned="4" table:style-name="ce6">
            <text:p>Q3</text:p>
          </table:table-cell>
          <table:table-cell office:value-type="string" table:number-columns-spanned="1" table:number-rows-spanned="4" table:style-name="ce3">
            <text:p>R2a_implementation_change_NM1</text:p>
          </table:table-cell>
          <table:table-cell office:value-type="string" table:number-columns-spanned="1" table:number-rows-spanned="4" table:style-name="ce4">
            <text:p>Keeping a working flashlight and/or a battery-operated radio and/or emergency kit in a convenient location</text:p>
          </table:table-cell>
          <table:table-cell office:value-type="float" office:value="1" table:style-name="ce7">
            <text:p>1</text:p>
          </table:table-cell>
          <table:table-cell office:value-type="string" table:style-name="ce10">
            <text:p>I intend to implement this non-structural measure in the next 6 months</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intend to implement this non-structural measure in the next 12 month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ntend to implement this non-structural measure in the next 18 months</text:p>
          </table:table-cell>
          <table:table-cell table:number-columns-repeated="16379"/>
        </table:table-row>
        <table:table-row table:style-name="ro6">
          <table:covered-table-cell/>
          <table:covered-table-cell/>
          <table:covered-table-cell/>
          <table:table-cell office:value-type="float" office:value="4" table:style-name="ce7">
            <text:p>4</text:p>
          </table:table-cell>
          <table:table-cell office:value-type="string" table:style-name="ce10">
            <text:p>I intend to implement this non-structural measure in the future, beyond 18 months</text:p>
          </table:table-cell>
          <table:table-cell table:number-columns-repeated="16379"/>
        </table:table-row>
        <table:table-row table:style-name="ro7">
          <table:table-cell office:value-type="string" table:number-columns-spanned="1" table:number-rows-spanned="4" table:style-name="ce6">
            <text:p>Q3</text:p>
          </table:table-cell>
          <table:table-cell office:value-type="string" table:number-columns-spanned="1" table:number-rows-spanned="4" table:style-name="ce3">
            <text:p>R2a_implementation_change_NM2</text:p>
          </table:table-cell>
          <table:table-cell office:value-type="string" table:number-columns-spanned="1" table:number-rows-spanned="4" table:style-name="ce4">
            <text:p>Purchasing sandbags, or other water barriers</text:p>
          </table:table-cell>
          <table:table-cell office:value-type="float" office:value="1" table:style-name="ce7">
            <text:p>1</text:p>
          </table:table-cell>
          <table:table-cell office:value-type="string" table:style-name="ce10">
            <text:p>I intend to implement this non-structural measure in the next 6 months</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intend to implement this non-structural measure in the next 12 month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ntend to implement this non-structural measure in the next 18 months</text:p>
          </table:table-cell>
          <table:table-cell table:number-columns-repeated="16379"/>
        </table:table-row>
        <table:table-row table:style-name="ro6">
          <table:covered-table-cell/>
          <table:covered-table-cell/>
          <table:covered-table-cell/>
          <table:table-cell office:value-type="float" office:value="4" table:style-name="ce7">
            <text:p>4</text:p>
          </table:table-cell>
          <table:table-cell office:value-type="string" table:style-name="ce10">
            <text:p>I intend to implement this non-structural measure in the future, beyond 18 months</text:p>
          </table:table-cell>
          <table:table-cell table:number-columns-repeated="16379"/>
        </table:table-row>
        <table:table-row table:style-name="ro7">
          <table:table-cell office:value-type="string" table:number-columns-spanned="1" table:number-rows-spanned="4" table:style-name="ce6">
            <text:p>Q3</text:p>
          </table:table-cell>
          <table:table-cell office:value-type="string" table:number-columns-spanned="1" table:number-rows-spanned="4" table:style-name="ce3">
            <text:p>R2a_implementation_change_NM3</text:p>
          </table:table-cell>
          <table:table-cell office:value-type="string" table:number-columns-spanned="1" table:number-rows-spanned="4" table:style-name="ce4">
            <text:p>Buying a spare power generator to power your home</text:p>
          </table:table-cell>
          <table:table-cell office:value-type="float" office:value="1" table:style-name="ce7">
            <text:p>1</text:p>
          </table:table-cell>
          <table:table-cell office:value-type="string" table:style-name="ce10">
            <text:p>I intend to implement this non-structural measure in the next 6 months</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intend to implement this non-structural measure in the next 12 month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ntend to implement this non-structural measure in the next 18 months</text:p>
          </table:table-cell>
          <table:table-cell table:number-columns-repeated="16379"/>
        </table:table-row>
        <table:table-row table:style-name="ro6">
          <table:covered-table-cell/>
          <table:covered-table-cell/>
          <table:covered-table-cell/>
          <table:table-cell office:value-type="float" office:value="4" table:style-name="ce7">
            <text:p>4</text:p>
          </table:table-cell>
          <table:table-cell office:value-type="string" table:style-name="ce10">
            <text:p>I intend to implement this non-structural measure in the future, beyond 18 months</text:p>
          </table:table-cell>
          <table:table-cell table:number-columns-repeated="16379"/>
        </table:table-row>
        <table:table-row table:style-name="ro7">
          <table:table-cell office:value-type="string" table:number-columns-spanned="1" table:number-rows-spanned="4" table:style-name="ce6">
            <text:p>Q3</text:p>
          </table:table-cell>
          <table:table-cell office:value-type="string" table:number-columns-spanned="1" table:number-rows-spanned="4" table:style-name="ce3">
            <text:p>R2a_implementation_change_NM4</text:p>
          </table:table-cell>
          <table:table-cell office:value-type="string" table:number-columns-spanned="1" table:number-rows-spanned="4" table:style-name="ce4">
            <text:p>Being an active member in a community group aimed at making the community safer</text:p>
          </table:table-cell>
          <table:table-cell office:value-type="float" office:value="1" table:style-name="ce7">
            <text:p>1</text:p>
          </table:table-cell>
          <table:table-cell office:value-type="string" table:style-name="ce10">
            <text:p>I intend to implement this non-structural measure in the next 6 months</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intend to implement this non-structural measure in the next 12 month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ntend to implement this non-structural measure in the next 18 months</text:p>
          </table:table-cell>
          <table:table-cell table:number-columns-repeated="16379"/>
        </table:table-row>
        <table:table-row table:style-name="ro6">
          <table:covered-table-cell/>
          <table:covered-table-cell/>
          <table:covered-table-cell/>
          <table:table-cell office:value-type="float" office:value="4" table:style-name="ce7">
            <text:p>4</text:p>
          </table:table-cell>
          <table:table-cell office:value-type="string" table:style-name="ce10">
            <text:p>I intend to implement this non-structural measure in the future, beyond 18 months</text:p>
          </table:table-cell>
          <table:table-cell table:number-columns-repeated="16379"/>
        </table:table-row>
        <table:table-row table:style-name="ro7">
          <table:table-cell office:value-type="string" table:number-columns-spanned="1" table:number-rows-spanned="4" table:style-name="ce6">
            <text:p>Q3</text:p>
          </table:table-cell>
          <table:table-cell office:value-type="string" table:number-columns-spanned="1" table:number-rows-spanned="4" table:style-name="ce3">
            <text:p>R2a_implementation_change_NM5</text:p>
          </table:table-cell>
          <table:table-cell office:value-type="string" table:number-columns-spanned="1" table:number-rows-spanned="4" table:style-name="ce4">
            <text:p>Coordinating with the neighbors in case <text:s/>you are not home when a flood occurs, they would know what to do</text:p>
          </table:table-cell>
          <table:table-cell office:value-type="float" office:value="1" table:style-name="ce7">
            <text:p>1</text:p>
          </table:table-cell>
          <table:table-cell office:value-type="string" table:style-name="ce10">
            <text:p>I intend to implement this non-structural measure in the next 6 months</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intend to implement this non-structural measure in the next 12 month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ntend to implement this non-structural measure in the next 18 months</text:p>
          </table:table-cell>
          <table:table-cell table:number-columns-repeated="16379"/>
        </table:table-row>
        <table:table-row table:style-name="ro6">
          <table:covered-table-cell/>
          <table:covered-table-cell/>
          <table:covered-table-cell/>
          <table:table-cell office:value-type="float" office:value="4" table:style-name="ce7">
            <text:p>4</text:p>
          </table:table-cell>
          <table:table-cell office:value-type="string" table:style-name="ce10">
            <text:p>I intend to implement this non-structural measure in the future, beyond 18 months</text:p>
          </table:table-cell>
          <table:table-cell table:number-columns-repeated="16379"/>
        </table:table-row>
        <table:table-row table:style-name="ro7">
          <table:table-cell office:value-type="string" table:number-columns-spanned="1" table:number-rows-spanned="4" table:style-name="ce6">
            <text:p>Q3</text:p>
          </table:table-cell>
          <table:table-cell office:value-type="string" table:number-columns-spanned="1" table:number-rows-spanned="4" table:style-name="ce3">
            <text:p>R2a_implementation_change_NM6</text:p>
          </table:table-cell>
          <table:table-cell office:value-type="string" table:number-columns-spanned="1" table:number-rows-spanned="4" table:style-name="ce4">
            <text:p>Installing a refuge zone, or an opening in the roof of your home or apartment</text:p>
          </table:table-cell>
          <table:table-cell office:value-type="float" office:value="1" table:style-name="ce7">
            <text:p>1</text:p>
          </table:table-cell>
          <table:table-cell office:value-type="string" table:style-name="ce10">
            <text:p>I intend to implement this non-structural measure in the next 6 months</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intend to implement this non-structural measure in the next 12 month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ntend to implement this non-structural measure in the next 18 months</text:p>
          </table:table-cell>
          <table:table-cell table:number-columns-repeated="16379"/>
        </table:table-row>
        <table:table-row table:style-name="ro6">
          <table:covered-table-cell/>
          <table:covered-table-cell/>
          <table:covered-table-cell/>
          <table:table-cell office:value-type="float" office:value="4" table:style-name="ce7">
            <text:p>4</text:p>
          </table:table-cell>
          <table:table-cell office:value-type="string" table:style-name="ce10">
            <text:p>I intend to implement this non-structural measure in the future, beyond 18 months</text:p>
          </table:table-cell>
          <table:table-cell table:number-columns-repeated="16379"/>
        </table:table-row>
        <table:table-row table:style-name="ro7">
          <table:table-cell office:value-type="string" table:number-columns-spanned="1" table:number-rows-spanned="4" table:style-name="ce6">
            <text:p>Q3</text:p>
          </table:table-cell>
          <table:table-cell office:value-type="string" table:number-columns-spanned="1" table:number-rows-spanned="4" table:style-name="ce3">
            <text:p>R2a_implementation_change_NM7</text:p>
          </table:table-cell>
          <table:table-cell office:value-type="string" table:number-columns-spanned="1" table:number-rows-spanned="4" table:style-name="ce4">
            <text:p>Storing or placing important possessions (such as documents or expensive furniture) in such a manner to avoid flood damage</text:p>
          </table:table-cell>
          <table:table-cell office:value-type="float" office:value="1" table:style-name="ce7">
            <text:p>1</text:p>
          </table:table-cell>
          <table:table-cell office:value-type="string" table:style-name="ce10">
            <text:p>I intend to implement this non-structural measure in the next 6 months</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intend to implement this non-structural measure in the next 12 month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ntend to implement this non-structural measure in the next 18 months</text:p>
          </table:table-cell>
          <table:table-cell table:number-columns-repeated="16379"/>
        </table:table-row>
        <table:table-row table:style-name="ro6">
          <table:covered-table-cell/>
          <table:covered-table-cell/>
          <table:covered-table-cell/>
          <table:table-cell office:value-type="float" office:value="4" table:style-name="ce7">
            <text:p>4</text:p>
          </table:table-cell>
          <table:table-cell office:value-type="string" table:style-name="ce10">
            <text:p>I intend to implement this non-structural measure in the future, beyond 18 months</text:p>
          </table:table-cell>
          <table:table-cell table:number-columns-repeated="16379"/>
        </table:table-row>
        <table:table-row table:style-name="ro7">
          <table:table-cell office:value-type="string" table:number-columns-spanned="1" table:number-rows-spanned="4" table:style-name="ce6">
            <text:p>Q3</text:p>
          </table:table-cell>
          <table:table-cell office:value-type="string" table:number-columns-spanned="1" table:number-rows-spanned="4" table:style-name="ce3">
            <text:p>R2a_implementation_change_NM8</text:p>
          </table:table-cell>
          <table:table-cell office:value-type="string" table:number-columns-spanned="1" table:number-rows-spanned="4" table:style-name="ce4">
            <text:p>Asking someone (local government, Civil Defense, etc.) for information about what to do in case of emergency</text:p>
          </table:table-cell>
          <table:table-cell office:value-type="float" office:value="1" table:style-name="ce7">
            <text:p>1</text:p>
          </table:table-cell>
          <table:table-cell office:value-type="string" table:style-name="ce10">
            <text:p>I intend to implement this non-structural measure in the next 6 months</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intend to implement this non-structural measure in the next 12 month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ntend to implement this non-structural measure in the next 18 months</text:p>
          </table:table-cell>
          <table:table-cell table:number-columns-repeated="16379"/>
        </table:table-row>
        <table:table-row table:style-name="ro6">
          <table:covered-table-cell/>
          <table:covered-table-cell/>
          <table:covered-table-cell/>
          <table:table-cell office:value-type="float" office:value="4" table:style-name="ce7">
            <text:p>4</text:p>
          </table:table-cell>
          <table:table-cell office:value-type="string" table:style-name="ce10">
            <text:p>I intend to implement this non-structural measure in the future, beyond 18 months</text:p>
          </table:table-cell>
          <table:table-cell table:number-columns-repeated="16379"/>
        </table:table-row>
        <table:table-row table:style-name="ro7">
          <table:table-cell office:value-type="string" table:number-columns-spanned="1" table:number-rows-spanned="4" table:style-name="ce6">
            <text:p>Q3</text:p>
          </table:table-cell>
          <table:table-cell office:value-type="string" table:number-columns-spanned="1" table:number-rows-spanned="4" table:style-name="ce3">
            <text:p>R2a_implementation_change_NM9</text:p>
          </table:table-cell>
          <table:table-cell office:value-type="string" table:number-columns-spanned="1" table:number-rows-spanned="4" table:style-name="ce4">
            <text:p>Asking/ petitioning government representative to increase the public protection measures</text:p>
          </table:table-cell>
          <table:table-cell office:value-type="float" office:value="1" table:style-name="ce7">
            <text:p>1</text:p>
          </table:table-cell>
          <table:table-cell office:value-type="string" table:style-name="ce10">
            <text:p>I intend to implement this non-structural measure in the next 6 months</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intend to implement this non-structural measure in the next 12 month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ntend to implement this non-structural measure in the next 18 months</text:p>
          </table:table-cell>
          <table:table-cell table:number-columns-repeated="16379"/>
        </table:table-row>
        <table:table-row table:style-name="ro6">
          <table:covered-table-cell/>
          <table:covered-table-cell/>
          <table:covered-table-cell/>
          <table:table-cell office:value-type="float" office:value="4" table:style-name="ce7">
            <text:p>4</text:p>
          </table:table-cell>
          <table:table-cell office:value-type="string" table:style-name="ce10">
            <text:p>I intend to implement this non-structural measure in the future, beyond 18 months</text:p>
          </table:table-cell>
          <table:table-cell table:number-columns-repeated="16379"/>
        </table:table-row>
        <table:table-row table:style-name="ro7">
          <table:table-cell office:value-type="string" table:number-columns-spanned="1" table:number-rows-spanned="4" table:style-name="ce6">
            <text:p>Q3</text:p>
          </table:table-cell>
          <table:table-cell office:value-type="string" table:number-columns-spanned="1" table:number-rows-spanned="4" table:style-name="ce3">
            <text:p>R2a_implementation_change_NM10</text:p>
          </table:table-cell>
          <table:table-cell office:value-type="string" table:number-columns-spanned="1" table:number-rows-spanned="4" table:style-name="ce4">
            <text:p>Storing emergency food and water supplies</text:p>
          </table:table-cell>
          <table:table-cell office:value-type="float" office:value="1" table:style-name="ce7">
            <text:p>1</text:p>
          </table:table-cell>
          <table:table-cell office:value-type="string" table:style-name="ce10">
            <text:p>I intend to implement this non-structural measure in the next 6 months</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intend to implement this non-structural measure in the next 12 month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ntend to implement this non-structural measure in the next 18 months</text:p>
          </table:table-cell>
          <table:table-cell table:number-columns-repeated="16379"/>
        </table:table-row>
        <table:table-row table:style-name="ro6">
          <table:covered-table-cell/>
          <table:covered-table-cell/>
          <table:covered-table-cell/>
          <table:table-cell office:value-type="float" office:value="4" table:style-name="ce7">
            <text:p>4</text:p>
          </table:table-cell>
          <table:table-cell office:value-type="string" table:style-name="ce10">
            <text:p>I intend to implement this non-structural measure in the future, beyond 18 months</text:p>
          </table:table-cell>
          <table:table-cell table:number-columns-repeated="16379"/>
        </table:table-row>
        <table:table-row table:style-name="ro7">
          <table:table-cell office:value-type="string" table:number-columns-spanned="1" table:number-rows-spanned="4" table:style-name="ce6">
            <text:p>Q3</text:p>
          </table:table-cell>
          <table:table-cell office:value-type="string" table:number-columns-spanned="1" table:number-rows-spanned="4" table:style-name="ce3">
            <text:p>R2a_implementation_change_NM11</text:p>
          </table:table-cell>
          <table:table-cell office:value-type="string" table:number-columns-spanned="1" table:number-rows-spanned="4" table:style-name="ce4">
            <text:p>Moving/ storing valuable assets on higher floors or elevated areas</text:p>
          </table:table-cell>
          <table:table-cell office:value-type="float" office:value="1" table:style-name="ce7">
            <text:p>1</text:p>
          </table:table-cell>
          <table:table-cell office:value-type="string" table:style-name="ce10">
            <text:p>I intend to implement this non-structural measure in the next 6 months</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I intend to implement this non-structural measure in the next 12 month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I intend to implement this non-structural measure in the next 18 months</text:p>
          </table:table-cell>
          <table:table-cell table:number-columns-repeated="16379"/>
        </table:table-row>
        <table:table-row table:style-name="ro6">
          <table:covered-table-cell/>
          <table:covered-table-cell/>
          <table:covered-table-cell/>
          <table:table-cell office:value-type="float" office:value="4" table:style-name="ce7">
            <text:p>4</text:p>
          </table:table-cell>
          <table:table-cell office:value-type="string" table:style-name="ce10">
            <text:p>I intend to implement this non-structural measure in the future, beyond 18 months</text:p>
          </table:table-cell>
          <table:table-cell table:number-columns-repeated="16379"/>
        </table:table-row>
        <table:table-row table:style-name="ro9">
          <table:table-cell office:value-type="string" table:number-columns-spanned="1" table:number-rows-spanned="2" table:style-name="ce6">
            <text:p>Q4</text:p>
          </table:table-cell>
          <table:table-cell office:value-type="string" table:number-columns-spanned="1" table:number-rows-spanned="2" table:style-name="ce3">
            <text:p>R02a_perc_prob_change</text:p>
          </table:table-cell>
          <table:table-cell office:value-type="string" table:number-columns-spanned="1" table:number-rows-spanned="2" table:style-name="ce4">
            <text:p>In the last survey, we asked you about how likely you thought it is that you would experience a flood. You responded with […] this still the case?</text:p>
          </table:table-cell>
          <table:table-cell office:value-type="float" office:value="0" table:style-name="ce7">
            <text:p>0</text:p>
          </table:table-cell>
          <table:table-cell office:value-type="string" table:style-name="ce10">
            <text:p>No</text:p>
          </table:table-cell>
          <table:table-cell table:number-columns-repeated="16379"/>
        </table:table-row>
        <table:table-row table:style-name="ro9">
          <table:covered-table-cell/>
          <table:covered-table-cell/>
          <table:covered-table-cell/>
          <table:table-cell office:value-type="float" office:value="1" table:style-name="ce7">
            <text:p>1</text:p>
          </table:table-cell>
          <table:table-cell office:value-type="string" table:style-name="ce10">
            <text:p>Yes</text:p>
          </table:table-cell>
          <table:table-cell table:number-columns-repeated="16379"/>
        </table:table-row>
        <table:table-row table:style-name="ro3">
          <table:table-cell office:value-type="string" table:number-columns-spanned="1" table:number-rows-spanned="11" table:style-name="ce6">
            <text:p>Q4a</text:p>
          </table:table-cell>
          <table:table-cell office:value-type="string" table:number-columns-spanned="1" table:number-rows-spanned="11" table:style-name="ce3">
            <text:p>R02_perc_prob</text:p>
          </table:table-cell>
          <table:table-cell office:value-type="string" table:number-columns-spanned="1" table:number-rows-spanned="11" table:style-name="ce4">
            <text:p>How often do you think a flood occurs on the property on which you live (e.g. due to rivers or heavy rain, storms and cyclones)? Which category is the most appropriate?</text:p>
          </table:table-cell>
          <table:table-cell office:value-type="float" office:value="1" table:style-name="ce7">
            <text:p>1</text:p>
          </table:table-cell>
          <table:table-cell office:value-type="string" table:style-name="ce10">
            <text:p>My house is completely safe</text:p>
          </table:table-cell>
          <table:table-cell table:number-columns-repeated="16379"/>
        </table:table-row>
        <table:table-row table:style-name="ro10">
          <table:covered-table-cell/>
          <table:covered-table-cell/>
          <table:covered-table-cell/>
          <table:table-cell office:value-type="float" office:value="2" table:style-name="ce7">
            <text:p>2</text:p>
          </table:table-cell>
          <table:table-cell office:value-type="string" table:style-name="ce10">
            <text:p>Less often than 1 in 500 years</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Once in 500 years or a 0.2% chance annually</text:p>
          </table:table-cell>
          <table:table-cell table:number-columns-repeated="16379"/>
        </table:table-row>
        <table:table-row table:style-name="ro6">
          <table:covered-table-cell/>
          <table:covered-table-cell/>
          <table:covered-table-cell/>
          <table:table-cell office:value-type="float" office:value="4" table:style-name="ce7">
            <text:p>4</text:p>
          </table:table-cell>
          <table:table-cell office:value-type="string" table:style-name="ce10">
            <text:p>Once in 200 years or a .5% chance annually</text:p>
          </table:table-cell>
          <table:table-cell table:number-columns-repeated="16379"/>
        </table:table-row>
        <table:table-row table:style-name="ro6">
          <table:covered-table-cell/>
          <table:covered-table-cell/>
          <table:covered-table-cell/>
          <table:table-cell office:value-type="float" office:value="5" table:style-name="ce7">
            <text:p>5</text:p>
          </table:table-cell>
          <table:table-cell office:value-type="string" table:style-name="ce10">
            <text:p>Once in 100 years or 1% chance annually</text:p>
          </table:table-cell>
          <table:table-cell table:number-columns-repeated="16379"/>
        </table:table-row>
        <table:table-row table:style-name="ro6">
          <table:covered-table-cell/>
          <table:covered-table-cell/>
          <table:covered-table-cell/>
          <table:table-cell office:value-type="float" office:value="6" table:style-name="ce7">
            <text:p>6</text:p>
          </table:table-cell>
          <table:table-cell office:value-type="string" table:style-name="ce10">
            <text:p>Once in 50 years or a 2% chance annually</text:p>
          </table:table-cell>
          <table:table-cell table:number-columns-repeated="16379"/>
        </table:table-row>
        <table:table-row table:style-name="ro6">
          <table:covered-table-cell/>
          <table:covered-table-cell/>
          <table:covered-table-cell/>
          <table:table-cell office:value-type="float" office:value="7" table:style-name="ce7">
            <text:p>7</text:p>
          </table:table-cell>
          <table:table-cell office:value-type="string" table:style-name="ce10">
            <text:p>Once in 10 years or 10% chance annually</text:p>
          </table:table-cell>
          <table:table-cell table:number-columns-repeated="16379"/>
        </table:table-row>
        <table:table-row table:style-name="ro10">
          <table:covered-table-cell/>
          <table:covered-table-cell/>
          <table:covered-table-cell/>
          <table:table-cell office:value-type="float" office:value="8" table:style-name="ce7">
            <text:p>8</text:p>
          </table:table-cell>
          <table:table-cell office:value-type="string" table:style-name="ce10">
            <text:p>Annually</text:p>
          </table:table-cell>
          <table:table-cell table:number-columns-repeated="16379"/>
        </table:table-row>
        <table:table-row table:style-name="ro10">
          <table:covered-table-cell/>
          <table:covered-table-cell/>
          <table:covered-table-cell/>
          <table:table-cell office:value-type="float" office:value="9" table:style-name="ce7">
            <text:p>9</text:p>
          </table:table-cell>
          <table:table-cell office:value-type="string" table:style-name="ce10">
            <text:p>More frequent than once per year</text:p>
          </table:table-cell>
          <table:table-cell table:number-columns-repeated="16379"/>
        </table:table-row>
        <table:table-row table:style-name="ro10">
          <table:covered-table-cell/>
          <table:covered-table-cell/>
          <table:covered-table-cell/>
          <table:table-cell office:value-type="float" office:value="97" table:style-name="ce7">
            <text:p>97</text:p>
          </table:table-cell>
          <table:table-cell office:value-type="string" table:style-name="ce10">
            <text:p>Other: once in … years</text:p>
          </table:table-cell>
          <table:table-cell table:number-columns-repeated="16379"/>
        </table:table-row>
        <table:table-row table:style-name="ro10">
          <table:covered-table-cell/>
          <table:covered-table-cell/>
          <table:covered-table-cell/>
          <table:table-cell office:value-type="float" office:value="98" table:style-name="ce7">
            <text:p>98</text:p>
          </table:table-cell>
          <table:table-cell office:value-type="string" table:style-name="ce10">
            <text:p>Don't know</text:p>
          </table:table-cell>
          <table:table-cell table:number-columns-repeated="16379"/>
        </table:table-row>
        <table:table-row table:style-name="ro11">
          <table:table-cell office:value-type="string" table:style-name="ce7">
            <text:p>Q4a</text:p>
          </table:table-cell>
          <table:table-cell office:value-type="string" table:style-name="ce12">
            <text:p>R02_perc_prob_other</text:p>
          </table:table-cell>
          <table:table-cell office:value-type="string" table:style-name="ce13">
            <text:p>If answer to fl_prob2 is ‘other, once in … years’, how many years?</text:p>
          </table:table-cell>
          <table:table-cell table:style-name="ce7"/>
          <table:table-cell table:style-name="ce10"/>
          <table:table-cell table:number-columns-repeated="16379"/>
        </table:table-row>
        <table:table-row table:style-name="ro12">
          <table:table-cell office:value-type="string" table:number-columns-spanned="1" table:number-rows-spanned="2" table:style-name="ce6">
            <text:p>Q5</text:p>
          </table:table-cell>
          <table:table-cell office:value-type="string" table:number-columns-spanned="1" table:number-rows-spanned="2" table:style-name="ce3">
            <text:p>R03a_perc_damage_change</text:p>
          </table:table-cell>
          <table:table-cell office:value-type="string" table:number-columns-spanned="1" table:number-rows-spanned="2" table:style-name="ce4">
            <text:p>In the last survey, we asked you how severe the physical damage you thought a flood on a similar scale to the [insert flood, depends on area] would affect your home. On a scale of "1: not at all severe" to "5: very severe", you responded with [Q25 answer]. Is this still the case?</text:p>
          </table:table-cell>
          <table:table-cell office:value-type="float" office:value="0" table:style-name="ce7">
            <text:p>0</text:p>
          </table:table-cell>
          <table:table-cell office:value-type="string" table:style-name="ce10">
            <text:p>No</text:p>
          </table:table-cell>
          <table:table-cell table:number-columns-repeated="16379"/>
        </table:table-row>
        <table:table-row table:style-name="ro12">
          <table:covered-table-cell/>
          <table:covered-table-cell/>
          <table:covered-table-cell/>
          <table:table-cell office:value-type="float" office:value="1" table:style-name="ce7">
            <text:p>1</text:p>
          </table:table-cell>
          <table:table-cell office:value-type="string" table:style-name="ce10">
            <text:p>Yes</text:p>
          </table:table-cell>
          <table:table-cell table:number-columns-repeated="16379"/>
        </table:table-row>
        <table:table-row table:style-name="ro3">
          <table:table-cell office:value-type="string" table:number-columns-spanned="1" table:number-rows-spanned="6" table:style-name="ce6">
            <text:p>Q5a</text:p>
          </table:table-cell>
          <table:table-cell office:value-type="string" table:number-columns-spanned="1" table:number-rows-spanned="6" table:style-name="ce3">
            <text:p>R03_perc_damage</text:p>
          </table:table-cell>
          <table:table-cell office:value-type="string" table:number-columns-spanned="1" table:number-rows-spanned="6" table:style-name="ce4">
            <text:p>In the event of a future major flood in your area on a similar scale to the [insert flood, depends on area], how severe (or not) do you think the physical damage to your house would be?</text:p>
          </table:table-cell>
          <table:table-cell office:value-type="float" office:value="1" table:style-name="ce7">
            <text:p>1</text:p>
          </table:table-cell>
          <table:table-cell office:value-type="string" table:style-name="ce10">
            <text:p>1 - Not at all severe</text:p>
          </table:table-cell>
          <table:table-cell table:number-columns-repeated="16379"/>
        </table:table-row>
        <table:table-row table:style-name="ro10">
          <table:covered-table-cell/>
          <table:covered-table-cell/>
          <table:covered-table-cell/>
          <table:table-cell office:value-type="float" office:value="2" table:style-name="ce7">
            <text:p>2</text:p>
          </table:table-cell>
          <table:table-cell office:value-type="string" table:style-name="ce10">
            <text:p>2</text:p>
          </table:table-cell>
          <table:table-cell table:number-columns-repeated="16379"/>
        </table:table-row>
        <table:table-row table:style-name="ro10">
          <table:covered-table-cell/>
          <table:covered-table-cell/>
          <table:covered-table-cell/>
          <table:table-cell office:value-type="float" office:value="3" table:style-name="ce7">
            <text:p>3</text:p>
          </table:table-cell>
          <table:table-cell office:value-type="string" table:style-name="ce10">
            <text:p>3</text:p>
          </table:table-cell>
          <table:table-cell table:number-columns-repeated="16379"/>
        </table:table-row>
        <table:table-row table:style-name="ro10">
          <table:covered-table-cell/>
          <table:covered-table-cell/>
          <table:covered-table-cell/>
          <table:table-cell office:value-type="float" office:value="4" table:style-name="ce7">
            <text:p>4</text:p>
          </table:table-cell>
          <table:table-cell office:value-type="string" table:style-name="ce10">
            <text:p>4</text:p>
          </table:table-cell>
          <table:table-cell table:number-columns-repeated="16379"/>
        </table:table-row>
        <table:table-row table:style-name="ro10">
          <table:covered-table-cell/>
          <table:covered-table-cell/>
          <table:covered-table-cell/>
          <table:table-cell office:value-type="float" office:value="5" table:style-name="ce7">
            <text:p>5</text:p>
          </table:table-cell>
          <table:table-cell office:value-type="string" table:style-name="ce10">
            <text:p>5 - Very severe</text:p>
          </table:table-cell>
          <table:table-cell table:number-columns-repeated="16379"/>
        </table:table-row>
        <table:table-row table:style-name="ro10">
          <table:covered-table-cell/>
          <table:covered-table-cell/>
          <table:covered-table-cell/>
          <table:table-cell office:value-type="float" office:value="98" table:style-name="ce7">
            <text:p>98</text:p>
          </table:table-cell>
          <table:table-cell office:value-type="string" table:style-name="ce10">
            <text:p>Don't know/Prefer not to say</text:p>
          </table:table-cell>
          <table:table-cell table:number-columns-repeated="16379"/>
        </table:table-row>
        <table:table-row table:style-name="ro13">
          <table:table-cell office:value-type="string" table:number-columns-spanned="1" table:number-rows-spanned="2" table:style-name="ce6">
            <text:p>Q6</text:p>
          </table:table-cell>
          <table:table-cell office:value-type="string" table:number-columns-spanned="1" table:number-rows-spanned="2" table:style-name="ce3">
            <text:p>R04a_perc_health_change</text:p>
          </table:table-cell>
          <table:table-cell office:value-type="string" table:number-columns-spanned="1" table:number-rows-spanned="2" table:style-name="ce4">
            <text:p>In the last survey, we asked you to rate how likely you or another member of your household would suffer health consequences in the event of a flood in your area. You responded with [Q28 answer] Is this still the case?</text:p>
          </table:table-cell>
          <table:table-cell office:value-type="float" office:value="0" table:style-name="ce7">
            <text:p>0</text:p>
          </table:table-cell>
          <table:table-cell office:value-type="string" table:style-name="ce10">
            <text:p>No</text:p>
          </table:table-cell>
          <table:table-cell table:number-columns-repeated="16379"/>
        </table:table-row>
        <table:table-row table:style-name="ro13">
          <table:covered-table-cell/>
          <table:covered-table-cell/>
          <table:covered-table-cell/>
          <table:table-cell office:value-type="float" office:value="1" table:style-name="ce7">
            <text:p>1</text:p>
          </table:table-cell>
          <table:table-cell office:value-type="string" table:style-name="ce10">
            <text:p>Yes</text:p>
          </table:table-cell>
          <table:table-cell table:number-columns-repeated="16379"/>
        </table:table-row>
        <table:table-row table:style-name="ro3">
          <table:table-cell office:value-type="string" table:number-columns-spanned="1" table:number-rows-spanned="5" table:style-name="ce6">
            <text:p>Q6a</text:p>
          </table:table-cell>
          <table:table-cell office:value-type="string" table:number-columns-spanned="1" table:number-rows-spanned="5" table:style-name="ce3">
            <text:p>R04_perc_health</text:p>
          </table:table-cell>
          <table:table-cell office:value-type="string" table:number-columns-spanned="1" table:number-rows-spanned="5" table:style-name="ce4">
            <text:p>In the event of a flood in your area, how likely or unlikely do you think it is that you or another member of your household would suffer health consequences?</text:p>
          </table:table-cell>
          <table:table-cell office:value-type="float" office:value="1" table:style-name="ce7">
            <text:p>1</text:p>
          </table:table-cell>
          <table:table-cell office:value-type="string" table:style-name="ce10">
            <text:p>Not at all likely</text:p>
          </table:table-cell>
          <table:table-cell table:number-columns-repeated="16379"/>
        </table:table-row>
        <table:table-row table:style-name="ro10">
          <table:covered-table-cell/>
          <table:covered-table-cell/>
          <table:covered-table-cell/>
          <table:table-cell office:value-type="float" office:value="2" table:style-name="ce7">
            <text:p>2</text:p>
          </table:table-cell>
          <table:table-cell office:value-type="string" table:style-name="ce10">
            <text:p>Hardly likely</text:p>
          </table:table-cell>
          <table:table-cell table:number-columns-repeated="16379"/>
        </table:table-row>
        <table:table-row table:style-name="ro10">
          <table:covered-table-cell/>
          <table:covered-table-cell/>
          <table:covered-table-cell/>
          <table:table-cell office:value-type="float" office:value="3" table:style-name="ce7">
            <text:p>3</text:p>
          </table:table-cell>
          <table:table-cell office:value-type="string" table:style-name="ce10">
            <text:p>Somewhat likely</text:p>
          </table:table-cell>
          <table:table-cell table:number-columns-repeated="16379"/>
        </table:table-row>
        <table:table-row table:style-name="ro10">
          <table:covered-table-cell/>
          <table:covered-table-cell/>
          <table:covered-table-cell/>
          <table:table-cell office:value-type="float" office:value="4" table:style-name="ce7">
            <text:p>4</text:p>
          </table:table-cell>
          <table:table-cell office:value-type="string" table:style-name="ce10">
            <text:p>Quite likely</text:p>
          </table:table-cell>
          <table:table-cell table:number-columns-repeated="16379"/>
        </table:table-row>
        <table:table-row table:style-name="ro10">
          <table:covered-table-cell/>
          <table:covered-table-cell/>
          <table:covered-table-cell/>
          <table:table-cell office:value-type="float" office:value="5" table:style-name="ce7">
            <text:p>5</text:p>
          </table:table-cell>
          <table:table-cell office:value-type="string" table:style-name="ce10">
            <text:p>Almost certain</text:p>
          </table:table-cell>
          <table:table-cell table:number-columns-repeated="16379"/>
        </table:table-row>
        <table:table-row table:style-name="ro14">
          <table:table-cell office:value-type="string" table:number-columns-spanned="1" table:number-rows-spanned="2" table:style-name="ce6">
            <text:p>Q7</text:p>
          </table:table-cell>
          <table:table-cell office:value-type="string" table:number-columns-spanned="1" table:number-rows-spanned="2" table:style-name="ce3">
            <text:p>R05a_worry_change</text:p>
          </table:table-cell>
          <table:table-cell office:value-type="string" table:number-columns-spanned="1" table:number-rows-spanned="2" table:style-name="ce4">
            <text:p>In the last survey, we asked how worried you were about flooding. You responded with [Q29 answer] Is this still the case?</text:p>
          </table:table-cell>
          <table:table-cell office:value-type="float" office:value="0" table:style-name="ce7">
            <text:p>0</text:p>
          </table:table-cell>
          <table:table-cell office:value-type="string" table:style-name="ce10">
            <text:p>No</text:p>
          </table:table-cell>
          <table:table-cell table:number-columns-repeated="16379"/>
        </table:table-row>
        <table:table-row table:style-name="ro14">
          <table:covered-table-cell/>
          <table:covered-table-cell/>
          <table:covered-table-cell/>
          <table:table-cell office:value-type="float" office:value="1" table:style-name="ce7">
            <text:p>1</text:p>
          </table:table-cell>
          <table:table-cell office:value-type="string" table:style-name="ce10">
            <text:p>Yes</text:p>
          </table:table-cell>
          <table:table-cell table:number-columns-repeated="16379"/>
        </table:table-row>
        <table:table-row table:style-name="ro3">
          <table:table-cell office:value-type="string" table:number-columns-spanned="1" table:number-rows-spanned="5" table:style-name="ce6">
            <text:p>Q7a</text:p>
          </table:table-cell>
          <table:table-cell office:value-type="string" table:number-columns-spanned="1" table:number-rows-spanned="5" table:style-name="ce3">
            <text:p>R05_worry</text:p>
          </table:table-cell>
          <table:table-cell office:value-type="string" table:number-columns-spanned="1" table:number-rows-spanned="5" table:style-name="ce4">
            <text:p>How worried or not are you about the potential impact of flooding on your home?</text:p>
          </table:table-cell>
          <table:table-cell office:value-type="float" office:value="1" table:style-name="ce7">
            <text:p>1</text:p>
          </table:table-cell>
          <table:table-cell office:value-type="string" table:style-name="ce10">
            <text:p>Not at all worried</text:p>
          </table:table-cell>
          <table:table-cell table:number-columns-repeated="16379"/>
        </table:table-row>
        <table:table-row table:style-name="ro10">
          <table:covered-table-cell/>
          <table:covered-table-cell/>
          <table:covered-table-cell/>
          <table:table-cell office:value-type="float" office:value="2" table:style-name="ce7">
            <text:p>2</text:p>
          </table:table-cell>
          <table:table-cell office:value-type="string" table:style-name="ce10">
            <text:p>A little worried</text:p>
          </table:table-cell>
          <table:table-cell table:number-columns-repeated="16379"/>
        </table:table-row>
        <table:table-row table:style-name="ro10">
          <table:covered-table-cell/>
          <table:covered-table-cell/>
          <table:covered-table-cell/>
          <table:table-cell office:value-type="float" office:value="3" table:style-name="ce7">
            <text:p>3</text:p>
          </table:table-cell>
          <table:table-cell office:value-type="string" table:style-name="ce10">
            <text:p>Somewhat worried</text:p>
          </table:table-cell>
          <table:table-cell table:number-columns-repeated="16379"/>
        </table:table-row>
        <table:table-row table:style-name="ro10">
          <table:covered-table-cell/>
          <table:covered-table-cell/>
          <table:covered-table-cell/>
          <table:table-cell office:value-type="float" office:value="4" table:style-name="ce7">
            <text:p>4</text:p>
          </table:table-cell>
          <table:table-cell office:value-type="string" table:style-name="ce10">
            <text:p>Quite worried</text:p>
          </table:table-cell>
          <table:table-cell table:number-columns-repeated="16379"/>
        </table:table-row>
        <table:table-row table:style-name="ro10">
          <table:covered-table-cell/>
          <table:covered-table-cell/>
          <table:covered-table-cell/>
          <table:table-cell office:value-type="float" office:value="5" table:style-name="ce7">
            <text:p>5</text:p>
          </table:table-cell>
          <table:table-cell office:value-type="string" table:style-name="ce10">
            <text:p>Very worried</text:p>
          </table:table-cell>
          <table:table-cell table:number-columns-repeated="16379"/>
        </table:table-row>
        <table:table-row table:style-name="ro15">
          <table:table-cell office:value-type="string" table:style-name="ce7">
            <text:p>Q8</text:p>
          </table:table-cell>
          <table:table-cell office:value-type="string" table:style-name="ce14">
            <text:p>R06_media_freq</text:p>
          </table:table-cell>
          <table:table-cell office:value-type="string" table:style-name="ce13">
            <text:p>In the last six months, how frequently have you read information about flooding and other hazards?</text:p>
          </table:table-cell>
          <table:table-cell table:style-name="ce7"/>
          <table:table-cell table:style-name="ce10"/>
          <table:table-cell table:number-columns-repeated="16379"/>
        </table:table-row>
        <table:table-row table:style-name="ro3">
          <table:table-cell office:value-type="string" table:number-columns-spanned="1" table:number-rows-spanned="5" table:style-name="ce6">
            <text:p>Q8</text:p>
          </table:table-cell>
          <table:table-cell office:value-type="string" table:number-columns-spanned="1" table:number-rows-spanned="5" table:style-name="ce3">
            <text:p>R06a_media_freq</text:p>
          </table:table-cell>
          <table:table-cell office:value-type="string" table:number-columns-spanned="1" table:number-rows-spanned="5" table:style-name="ce4">
            <text:p>From the general media</text:p>
          </table:table-cell>
          <table:table-cell office:value-type="float" office:value="1" table:style-name="ce7">
            <text:p>1</text:p>
          </table:table-cell>
          <table:table-cell office:value-type="string" table:style-name="ce10">
            <text:p>1 - Very infrequently</text:p>
          </table:table-cell>
          <table:table-cell table:number-columns-repeated="16379"/>
        </table:table-row>
        <table:table-row table:style-name="ro10">
          <table:covered-table-cell/>
          <table:covered-table-cell/>
          <table:covered-table-cell/>
          <table:table-cell office:value-type="float" office:value="2" table:style-name="ce7">
            <text:p>2</text:p>
          </table:table-cell>
          <table:table-cell office:value-type="string" table:style-name="ce10">
            <text:p>2</text:p>
          </table:table-cell>
          <table:table-cell table:number-columns-repeated="16379"/>
        </table:table-row>
        <table:table-row table:style-name="ro10">
          <table:covered-table-cell/>
          <table:covered-table-cell/>
          <table:covered-table-cell/>
          <table:table-cell office:value-type="float" office:value="3" table:style-name="ce7">
            <text:p>3</text:p>
          </table:table-cell>
          <table:table-cell office:value-type="string" table:style-name="ce10">
            <text:p>3</text:p>
          </table:table-cell>
          <table:table-cell table:number-columns-repeated="16379"/>
        </table:table-row>
        <table:table-row table:style-name="ro10">
          <table:covered-table-cell/>
          <table:covered-table-cell/>
          <table:covered-table-cell/>
          <table:table-cell office:value-type="float" office:value="4" table:style-name="ce7">
            <text:p>4</text:p>
          </table:table-cell>
          <table:table-cell office:value-type="string" table:style-name="ce10">
            <text:p>4</text:p>
          </table:table-cell>
          <table:table-cell table:number-columns-repeated="16379"/>
        </table:table-row>
        <table:table-row table:style-name="ro10">
          <table:covered-table-cell/>
          <table:covered-table-cell/>
          <table:covered-table-cell/>
          <table:table-cell office:value-type="float" office:value="5" table:style-name="ce7">
            <text:p>5</text:p>
          </table:table-cell>
          <table:table-cell office:value-type="string" table:style-name="ce10">
            <text:p>5 - Very frequently</text:p>
          </table:table-cell>
          <table:table-cell table:number-columns-repeated="16379"/>
        </table:table-row>
        <table:table-row table:style-name="ro3">
          <table:table-cell office:value-type="string" table:number-columns-spanned="1" table:number-rows-spanned="5" table:style-name="ce6">
            <text:p>Q8</text:p>
          </table:table-cell>
          <table:table-cell office:value-type="string" table:number-columns-spanned="1" table:number-rows-spanned="5" table:style-name="ce3">
            <text:p>R06b_social_media_freq</text:p>
          </table:table-cell>
          <table:table-cell office:value-type="string" table:number-columns-spanned="1" table:number-rows-spanned="5" table:style-name="ce4">
            <text:p>From social media (i.e. Facebook, Instagram, WeChat, Weibo, etc.)</text:p>
          </table:table-cell>
          <table:table-cell office:value-type="float" office:value="1" table:style-name="ce7">
            <text:p>1</text:p>
          </table:table-cell>
          <table:table-cell office:value-type="string" table:style-name="ce10">
            <text:p>1 - Very infrequently</text:p>
          </table:table-cell>
          <table:table-cell table:number-columns-repeated="16379"/>
        </table:table-row>
        <table:table-row table:style-name="ro10">
          <table:covered-table-cell/>
          <table:covered-table-cell/>
          <table:covered-table-cell/>
          <table:table-cell office:value-type="float" office:value="2" table:style-name="ce7">
            <text:p>2</text:p>
          </table:table-cell>
          <table:table-cell office:value-type="string" table:style-name="ce10">
            <text:p>2</text:p>
          </table:table-cell>
          <table:table-cell table:number-columns-repeated="16379"/>
        </table:table-row>
        <table:table-row table:style-name="ro10">
          <table:covered-table-cell/>
          <table:covered-table-cell/>
          <table:covered-table-cell/>
          <table:table-cell office:value-type="float" office:value="3" table:style-name="ce7">
            <text:p>3</text:p>
          </table:table-cell>
          <table:table-cell office:value-type="string" table:style-name="ce10">
            <text:p>3</text:p>
          </table:table-cell>
          <table:table-cell table:number-columns-repeated="16379"/>
        </table:table-row>
        <table:table-row table:style-name="ro10">
          <table:covered-table-cell/>
          <table:covered-table-cell/>
          <table:covered-table-cell/>
          <table:table-cell office:value-type="float" office:value="4" table:style-name="ce7">
            <text:p>4</text:p>
          </table:table-cell>
          <table:table-cell office:value-type="string" table:style-name="ce10">
            <text:p>4</text:p>
          </table:table-cell>
          <table:table-cell table:number-columns-repeated="16379"/>
        </table:table-row>
        <table:table-row table:style-name="ro10">
          <table:covered-table-cell/>
          <table:covered-table-cell/>
          <table:covered-table-cell/>
          <table:table-cell office:value-type="float" office:value="5" table:style-name="ce7">
            <text:p>5</text:p>
          </table:table-cell>
          <table:table-cell office:value-type="string" table:style-name="ce10">
            <text:p>5 - Very frequently</text:p>
          </table:table-cell>
          <table:table-cell table:number-columns-repeated="16379"/>
        </table:table-row>
        <table:table-row table:style-name="ro16">
          <table:table-cell office:value-type="string" table:style-name="ce7">
            <text:p>Q9</text:p>
          </table:table-cell>
          <table:table-cell office:value-type="string" table:style-name="ce12">
            <text:p>R010_flood_convo</text:p>
          </table:table-cell>
          <table:table-cell office:value-type="string" table:style-name="ce13">
            <text:p>Since the last survey in March-April 2020, approximately how many times have you been involved in a conversation or contributed to a discussion (in person or on social media) involving the subject of flooding?</text:p>
          </table:table-cell>
          <table:table-cell table:style-name="ce7"/>
          <table:table-cell table:style-name="ce10"/>
          <table:table-cell table:number-columns-repeated="16379"/>
        </table:table-row>
        <table:table-row table:style-name="ro17">
          <table:table-cell office:value-type="string" table:style-name="ce7">
            <text:p>Q10</text:p>
          </table:table-cell>
          <table:table-cell office:value-type="string" table:style-name="ce12">
            <text:p>R011_local_flood_convo</text:p>
          </table:table-cell>
          <table:table-cell office:value-type="string" table:style-name="ce13">
            <text:p>Approximately how many of these conversations took place with someone who lived in your local area?</text:p>
          </table:table-cell>
          <table:table-cell table:style-name="ce7"/>
          <table:table-cell table:style-name="ce10"/>
          <table:table-cell table:number-columns-repeated="16379"/>
        </table:table-row>
        <table:table-row table:style-name="ro18">
          <table:table-cell office:value-type="string" table:number-columns-spanned="1" table:number-rows-spanned="2" table:style-name="ce6">
            <text:p>Q11</text:p>
          </table:table-cell>
          <table:table-cell office:value-type="string" table:number-columns-spanned="1" table:number-rows-spanned="2" table:style-name="ce3">
            <text:p>R01_resilience_1_change</text:p>
          </table:table-cell>
          <table:table-cell office:value-type="string" table:number-columns-spanned="1" table:number-rows-spanned="2" table:style-name="ce4">
            <text:p><text:s text:c="5"/>In response to the statement: “My household can bounce back from any challenge that life throws at it” you responded with a ____ on the scale of <text:s/>1= Strongly Agree, 2, 3, 4, 5= Strongly Disagree. Is this still the case?</text:p>
          </table:table-cell>
          <table:table-cell office:value-type="float" office:value="0" table:style-name="ce7">
            <text:p>0</text:p>
          </table:table-cell>
          <table:table-cell office:value-type="string" table:style-name="ce10">
            <text:p>No</text:p>
          </table:table-cell>
          <table:table-cell table:number-columns-repeated="16379"/>
        </table:table-row>
        <table:table-row table:style-name="ro18">
          <table:covered-table-cell/>
          <table:covered-table-cell/>
          <table:covered-table-cell/>
          <table:table-cell office:value-type="float" office:value="1" table:style-name="ce7">
            <text:p>1</text:p>
          </table:table-cell>
          <table:table-cell office:value-type="string" table:style-name="ce10">
            <text:p>Yes</text:p>
          </table:table-cell>
          <table:table-cell table:number-columns-repeated="16379"/>
        </table:table-row>
        <table:table-row table:style-name="ro19">
          <table:table-cell office:value-type="string" table:number-columns-spanned="1" table:number-rows-spanned="5" table:style-name="ce6">
            <text:p>Q11a</text:p>
          </table:table-cell>
          <table:table-cell office:value-type="string" table:number-columns-spanned="1" table:number-rows-spanned="5" table:style-name="ce3">
            <text:p>R01_resilience_1</text:p>
          </table:table-cell>
          <table:table-cell office:value-type="string" table:number-columns-spanned="1" table:number-rows-spanned="5" table:style-name="ce2">
            <text:p>Please indicate what you currently think about the statement: My household can bounce back from any challenge that life throws at it</text:p>
            <text:p>1= Strongly Agree, 2, 3, 4, 5= Strongly Disagree.</text:p>
          </table:table-cell>
          <table:table-cell office:value-type="float" office:value="1" table:style-name="ce7">
            <text:p>1</text:p>
          </table:table-cell>
          <table:table-cell office:value-type="string" table:style-name="ce10">
            <text:p>1 - Strongly agree</text:p>
          </table:table-cell>
          <table:table-cell table:number-columns-repeated="16379"/>
        </table:table-row>
        <table:table-row table:style-name="ro10">
          <table:covered-table-cell/>
          <table:covered-table-cell/>
          <table:covered-table-cell/>
          <table:table-cell office:value-type="float" office:value="2" table:style-name="ce7">
            <text:p>2</text:p>
          </table:table-cell>
          <table:table-cell office:value-type="string" table:style-name="ce10">
            <text:p>2</text:p>
          </table:table-cell>
          <table:table-cell table:number-columns-repeated="16379"/>
        </table:table-row>
        <table:table-row table:style-name="ro10">
          <table:covered-table-cell/>
          <table:covered-table-cell/>
          <table:covered-table-cell/>
          <table:table-cell office:value-type="float" office:value="3" table:style-name="ce7">
            <text:p>3</text:p>
          </table:table-cell>
          <table:table-cell office:value-type="string" table:style-name="ce10">
            <text:p>3</text:p>
          </table:table-cell>
          <table:table-cell table:number-columns-repeated="16379"/>
        </table:table-row>
        <table:table-row table:style-name="ro10">
          <table:covered-table-cell/>
          <table:covered-table-cell/>
          <table:covered-table-cell/>
          <table:table-cell office:value-type="float" office:value="4" table:style-name="ce7">
            <text:p>4</text:p>
          </table:table-cell>
          <table:table-cell office:value-type="string" table:style-name="ce10">
            <text:p>4</text:p>
          </table:table-cell>
          <table:table-cell table:number-columns-repeated="16379"/>
        </table:table-row>
        <table:table-row table:style-name="ro19">
          <table:covered-table-cell/>
          <table:covered-table-cell/>
          <table:covered-table-cell/>
          <table:table-cell office:value-type="float" office:value="5" table:style-name="ce7">
            <text:p>5</text:p>
          </table:table-cell>
          <table:table-cell office:value-type="string" table:style-name="ce10">
            <text:p>5 - Strongly disagree</text:p>
          </table:table-cell>
          <table:table-cell table:number-columns-repeated="16379"/>
        </table:table-row>
        <table:table-row table:style-name="ro20">
          <table:table-cell office:value-type="string" table:number-columns-spanned="1" table:number-rows-spanned="2" table:style-name="ce6">
            <text:p>Q12</text:p>
          </table:table-cell>
          <table:table-cell office:value-type="string" table:number-columns-spanned="1" table:number-rows-spanned="2" table:style-name="ce3">
            <text:p>R01a_resilience_2_change</text:p>
          </table:table-cell>
          <table:table-cell office:value-type="string" table:number-columns-spanned="1" table:number-rows-spanned="2" table:style-name="ce4">
            <text:p>In response to the statement 'During times of hardship, my household can change its primary income or source of livelihood if needed' you responded with [Q13b answer] on a scale where '1: Strongly agree' and '5: Strongly disagree'Is this still the case?</text:p>
          </table:table-cell>
          <table:table-cell office:value-type="float" office:value="0" table:style-name="ce7">
            <text:p>0</text:p>
          </table:table-cell>
          <table:table-cell office:value-type="string" table:style-name="ce10">
            <text:p>No</text:p>
          </table:table-cell>
          <table:table-cell table:number-columns-repeated="16379"/>
        </table:table-row>
        <table:table-row table:style-name="ro20">
          <table:covered-table-cell/>
          <table:covered-table-cell/>
          <table:covered-table-cell/>
          <table:table-cell office:value-type="float" office:value="1" table:style-name="ce7">
            <text:p>1</text:p>
          </table:table-cell>
          <table:table-cell office:value-type="string" table:style-name="ce10">
            <text:p>Yes</text:p>
          </table:table-cell>
          <table:table-cell table:number-columns-repeated="16379"/>
        </table:table-row>
        <table:table-row table:style-name="ro3">
          <table:table-cell office:value-type="string" table:number-columns-spanned="1" table:number-rows-spanned="5" table:style-name="ce6">
            <text:p>Q12a</text:p>
          </table:table-cell>
          <table:table-cell office:value-type="string" table:number-columns-spanned="1" table:number-rows-spanned="5" table:style-name="ce3">
            <text:p>R01_resilience_2</text:p>
          </table:table-cell>
          <table:table-cell office:value-type="string" table:number-columns-spanned="1" table:number-rows-spanned="5" table:style-name="ce4">
            <text:p>Please select on the scale how you feel about the statement. During times of hardship, my household can change its primary income or source of livelihood if needed</text:p>
          </table:table-cell>
          <table:table-cell office:value-type="float" office:value="1" table:style-name="ce7">
            <text:p>1</text:p>
          </table:table-cell>
          <table:table-cell office:value-type="string" table:style-name="ce10">
            <text:p>1 - Strongly agree</text:p>
          </table:table-cell>
          <table:table-cell table:number-columns-repeated="16379"/>
        </table:table-row>
        <table:table-row table:style-name="ro10">
          <table:covered-table-cell/>
          <table:covered-table-cell/>
          <table:covered-table-cell/>
          <table:table-cell office:value-type="float" office:value="2" table:style-name="ce7">
            <text:p>2</text:p>
          </table:table-cell>
          <table:table-cell office:value-type="string" table:style-name="ce10">
            <text:p>2</text:p>
          </table:table-cell>
          <table:table-cell table:number-columns-repeated="16379"/>
        </table:table-row>
        <table:table-row table:style-name="ro10">
          <table:covered-table-cell/>
          <table:covered-table-cell/>
          <table:covered-table-cell/>
          <table:table-cell office:value-type="float" office:value="3" table:style-name="ce7">
            <text:p>3</text:p>
          </table:table-cell>
          <table:table-cell office:value-type="string" table:style-name="ce10">
            <text:p>3</text:p>
          </table:table-cell>
          <table:table-cell table:number-columns-repeated="16379"/>
        </table:table-row>
        <table:table-row table:style-name="ro10">
          <table:covered-table-cell/>
          <table:covered-table-cell/>
          <table:covered-table-cell/>
          <table:table-cell office:value-type="float" office:value="4" table:style-name="ce7">
            <text:p>4</text:p>
          </table:table-cell>
          <table:table-cell office:value-type="string" table:style-name="ce10">
            <text:p>4</text:p>
          </table:table-cell>
          <table:table-cell table:number-columns-repeated="16379"/>
        </table:table-row>
        <table:table-row table:style-name="ro10">
          <table:covered-table-cell/>
          <table:covered-table-cell/>
          <table:covered-table-cell/>
          <table:table-cell office:value-type="float" office:value="5" table:style-name="ce7">
            <text:p>5</text:p>
          </table:table-cell>
          <table:table-cell office:value-type="string" table:style-name="ce10">
            <text:p>5 - Strongly disagree</text:p>
          </table:table-cell>
          <table:table-cell table:number-columns-repeated="16379"/>
        </table:table-row>
        <table:table-row table:style-name="ro21">
          <table:table-cell office:value-type="string" table:number-columns-spanned="1" table:number-rows-spanned="2" table:style-name="ce6">
            <text:p>Q13</text:p>
          </table:table-cell>
          <table:table-cell office:value-type="string" table:number-columns-spanned="1" table:number-rows-spanned="2" table:style-name="ce3">
            <text:p>R01a_resilience_3_change</text:p>
          </table:table-cell>
          <table:table-cell office:value-type="string" table:number-columns-spanned="1" table:number-rows-spanned="2" table:style-name="ce4">
            <text:p>In response to the statement 'If hardships or natural disasters became more frequent and intense, my household would still find a way to get by' you responded with [Q13c answer] on a scale where '1: Strongly agree' and '5: Strongly disagree'. Is this still the case?</text:p>
          </table:table-cell>
          <table:table-cell office:value-type="float" office:value="0" table:style-name="ce7">
            <text:p>0</text:p>
          </table:table-cell>
          <table:table-cell office:value-type="string" table:style-name="ce10">
            <text:p>No</text:p>
          </table:table-cell>
          <table:table-cell table:number-columns-repeated="16379"/>
        </table:table-row>
        <table:table-row table:style-name="ro21">
          <table:covered-table-cell/>
          <table:covered-table-cell/>
          <table:covered-table-cell/>
          <table:table-cell office:value-type="float" office:value="1" table:style-name="ce7">
            <text:p>1</text:p>
          </table:table-cell>
          <table:table-cell office:value-type="string" table:style-name="ce10">
            <text:p>Yes</text:p>
          </table:table-cell>
          <table:table-cell table:number-columns-repeated="16379"/>
        </table:table-row>
        <table:table-row table:style-name="ro7">
          <table:table-cell office:value-type="string" table:number-columns-spanned="1" table:number-rows-spanned="5" table:style-name="ce6">
            <text:p>Q13a</text:p>
          </table:table-cell>
          <table:table-cell office:value-type="string" table:number-columns-spanned="1" table:number-rows-spanned="5" table:style-name="ce3">
            <text:p>R01_resilience_3</text:p>
          </table:table-cell>
          <table:table-cell office:value-type="string" table:number-columns-spanned="1" table:number-rows-spanned="5" table:style-name="ce4">
            <text:p>Please select on the scale how you feel about the statement. If hardships or natural disasters became more frequent and intense, my household would still find a way to get by</text:p>
          </table:table-cell>
          <table:table-cell office:value-type="float" office:value="1" table:style-name="ce7">
            <text:p>1</text:p>
          </table:table-cell>
          <table:table-cell office:value-type="string" table:style-name="ce10">
            <text:p>1 - Strongly agree</text:p>
          </table:table-cell>
          <table:table-cell table:number-columns-repeated="16379"/>
        </table:table-row>
        <table:table-row table:style-name="ro10">
          <table:covered-table-cell/>
          <table:covered-table-cell/>
          <table:covered-table-cell/>
          <table:table-cell office:value-type="float" office:value="2" table:style-name="ce7">
            <text:p>2</text:p>
          </table:table-cell>
          <table:table-cell office:value-type="string" table:style-name="ce10">
            <text:p>2</text:p>
          </table:table-cell>
          <table:table-cell table:number-columns-repeated="16379"/>
        </table:table-row>
        <table:table-row table:style-name="ro10">
          <table:covered-table-cell/>
          <table:covered-table-cell/>
          <table:covered-table-cell/>
          <table:table-cell office:value-type="float" office:value="3" table:style-name="ce7">
            <text:p>3</text:p>
          </table:table-cell>
          <table:table-cell office:value-type="string" table:style-name="ce10">
            <text:p>3</text:p>
          </table:table-cell>
          <table:table-cell table:number-columns-repeated="16379"/>
        </table:table-row>
        <table:table-row table:style-name="ro10">
          <table:covered-table-cell/>
          <table:covered-table-cell/>
          <table:covered-table-cell/>
          <table:table-cell office:value-type="float" office:value="4" table:style-name="ce7">
            <text:p>4</text:p>
          </table:table-cell>
          <table:table-cell office:value-type="string" table:style-name="ce10">
            <text:p>4</text:p>
          </table:table-cell>
          <table:table-cell table:number-columns-repeated="16379"/>
        </table:table-row>
        <table:table-row table:style-name="ro7">
          <table:covered-table-cell/>
          <table:covered-table-cell/>
          <table:covered-table-cell/>
          <table:table-cell office:value-type="float" office:value="5" table:style-name="ce7">
            <text:p>5</text:p>
          </table:table-cell>
          <table:table-cell office:value-type="string" table:style-name="ce10">
            <text:p>5 - Strongly disagree</text:p>
          </table:table-cell>
          <table:table-cell table:number-columns-repeated="16379"/>
        </table:table-row>
        <table:table-row table:style-name="ro22">
          <table:table-cell office:value-type="string" table:number-columns-spanned="1" table:number-rows-spanned="2" table:style-name="ce6">
            <text:p>Q14</text:p>
          </table:table-cell>
          <table:table-cell office:value-type="string" table:number-columns-spanned="1" table:number-rows-spanned="2" table:style-name="ce3">
            <text:p>R01a_resilience_4_change</text:p>
          </table:table-cell>
          <table:table-cell office:value-type="string" table:number-columns-spanned="1" table:number-rows-spanned="2" table:style-name="ce4">
            <text:p>In response to the statement 'During times of hardship, my household can access the financial support I need (e.g. such as access to credit at a bank)' you responded with [Q13d answer] on a scale where '1: Strongly agree' and '5: Strongly disagree'. Is this still the case?</text:p>
          </table:table-cell>
          <table:table-cell office:value-type="float" office:value="0" table:style-name="ce7">
            <text:p>0</text:p>
          </table:table-cell>
          <table:table-cell office:value-type="string" table:style-name="ce10">
            <text:p>No</text:p>
          </table:table-cell>
          <table:table-cell table:number-columns-repeated="16379"/>
        </table:table-row>
        <table:table-row table:style-name="ro22">
          <table:covered-table-cell/>
          <table:covered-table-cell/>
          <table:covered-table-cell/>
          <table:table-cell office:value-type="float" office:value="1" table:style-name="ce7">
            <text:p>1</text:p>
          </table:table-cell>
          <table:table-cell office:value-type="string" table:style-name="ce10">
            <text:p>Yes</text:p>
          </table:table-cell>
          <table:table-cell table:number-columns-repeated="16379"/>
        </table:table-row>
        <table:table-row table:style-name="ro23">
          <table:table-cell office:value-type="string" table:number-columns-spanned="1" table:number-rows-spanned="5" table:style-name="ce6">
            <text:p>Q14a</text:p>
          </table:table-cell>
          <table:table-cell office:value-type="string" table:number-columns-spanned="1" table:number-rows-spanned="5" table:style-name="ce3">
            <text:p>R01_resilience_4</text:p>
          </table:table-cell>
          <table:table-cell office:value-type="string" table:number-columns-spanned="1" table:number-rows-spanned="5" table:style-name="ce4">
            <text:p>Please select on the scale how you feel about the statement. During times of hardship, my household can access the financial support I need (e.g. such as access to credit at a bank)</text:p>
          </table:table-cell>
          <table:table-cell office:value-type="float" office:value="1" table:style-name="ce7">
            <text:p>1</text:p>
          </table:table-cell>
          <table:table-cell office:value-type="string" table:style-name="ce10">
            <text:p>1 - Strongly agree</text:p>
          </table:table-cell>
          <table:table-cell table:number-columns-repeated="16379"/>
        </table:table-row>
        <table:table-row table:style-name="ro10">
          <table:covered-table-cell/>
          <table:covered-table-cell/>
          <table:covered-table-cell/>
          <table:table-cell office:value-type="float" office:value="2" table:style-name="ce7">
            <text:p>2</text:p>
          </table:table-cell>
          <table:table-cell office:value-type="string" table:style-name="ce10">
            <text:p>2</text:p>
          </table:table-cell>
          <table:table-cell table:number-columns-repeated="16379"/>
        </table:table-row>
        <table:table-row table:style-name="ro10">
          <table:covered-table-cell/>
          <table:covered-table-cell/>
          <table:covered-table-cell/>
          <table:table-cell office:value-type="float" office:value="3" table:style-name="ce7">
            <text:p>3</text:p>
          </table:table-cell>
          <table:table-cell office:value-type="string" table:style-name="ce10">
            <text:p>3</text:p>
          </table:table-cell>
          <table:table-cell table:number-columns-repeated="16379"/>
        </table:table-row>
        <table:table-row table:style-name="ro10">
          <table:covered-table-cell/>
          <table:covered-table-cell/>
          <table:covered-table-cell/>
          <table:table-cell office:value-type="float" office:value="4" table:style-name="ce7">
            <text:p>4</text:p>
          </table:table-cell>
          <table:table-cell office:value-type="string" table:style-name="ce10">
            <text:p>4</text:p>
          </table:table-cell>
          <table:table-cell table:number-columns-repeated="16379"/>
        </table:table-row>
        <table:table-row table:style-name="ro23">
          <table:covered-table-cell/>
          <table:covered-table-cell/>
          <table:covered-table-cell/>
          <table:table-cell office:value-type="float" office:value="5" table:style-name="ce7">
            <text:p>5</text:p>
          </table:table-cell>
          <table:table-cell office:value-type="string" table:style-name="ce10">
            <text:p>5 - Strongly disagree</text:p>
          </table:table-cell>
          <table:table-cell table:number-columns-repeated="16379"/>
        </table:table-row>
        <table:table-row table:style-name="ro24">
          <table:table-cell office:value-type="string" table:number-columns-spanned="1" table:number-rows-spanned="2" table:style-name="ce6">
            <text:p>Q15</text:p>
          </table:table-cell>
          <table:table-cell office:value-type="string" table:number-columns-spanned="1" table:number-rows-spanned="2" table:style-name="ce3">
            <text:p>R01a_resilience_5_change</text:p>
          </table:table-cell>
          <table:table-cell office:value-type="string" table:number-columns-spanned="1" table:number-rows-spanned="2" table:style-name="ce4">
            <text:p>In response to the statement 'My household can rely on the support of family and friends when I need help' you responded with [Q13e answer] on a scale where '1: Strongly agree' and '5: Strongly disagree'. Is this still the case?</text:p>
          </table:table-cell>
          <table:table-cell office:value-type="float" office:value="0" table:style-name="ce7">
            <text:p>0</text:p>
          </table:table-cell>
          <table:table-cell office:value-type="string" table:style-name="ce10">
            <text:p>No</text:p>
          </table:table-cell>
          <table:table-cell table:number-columns-repeated="16379"/>
        </table:table-row>
        <table:table-row table:style-name="ro24">
          <table:covered-table-cell/>
          <table:covered-table-cell/>
          <table:covered-table-cell/>
          <table:table-cell office:value-type="float" office:value="1" table:style-name="ce7">
            <text:p>1</text:p>
          </table:table-cell>
          <table:table-cell office:value-type="string" table:style-name="ce10">
            <text:p>Yes</text:p>
          </table:table-cell>
          <table:table-cell table:number-columns-repeated="16379"/>
        </table:table-row>
        <table:table-row table:style-name="ro3">
          <table:table-cell office:value-type="string" table:number-columns-spanned="1" table:number-rows-spanned="5" table:style-name="ce6">
            <text:p>Q15a</text:p>
          </table:table-cell>
          <table:table-cell office:value-type="string" table:number-columns-spanned="1" table:number-rows-spanned="5" table:style-name="ce3">
            <text:p>R01_resilience_5</text:p>
          </table:table-cell>
          <table:table-cell office:value-type="string" table:number-columns-spanned="1" table:number-rows-spanned="5" table:style-name="ce4">
            <text:p>Please select on the scale how you feel about the statement. My household can rely on the support of family and friends when I need help</text:p>
          </table:table-cell>
          <table:table-cell office:value-type="float" office:value="1" table:style-name="ce7">
            <text:p>1</text:p>
          </table:table-cell>
          <table:table-cell office:value-type="string" table:style-name="ce10">
            <text:p>1 - Strongly agree</text:p>
          </table:table-cell>
          <table:table-cell table:number-columns-repeated="16379"/>
        </table:table-row>
        <table:table-row table:style-name="ro10">
          <table:covered-table-cell/>
          <table:covered-table-cell/>
          <table:covered-table-cell/>
          <table:table-cell office:value-type="float" office:value="2" table:style-name="ce7">
            <text:p>2</text:p>
          </table:table-cell>
          <table:table-cell office:value-type="string" table:style-name="ce10">
            <text:p>2</text:p>
          </table:table-cell>
          <table:table-cell table:number-columns-repeated="16379"/>
        </table:table-row>
        <table:table-row table:style-name="ro10">
          <table:covered-table-cell/>
          <table:covered-table-cell/>
          <table:covered-table-cell/>
          <table:table-cell office:value-type="float" office:value="3" table:style-name="ce7">
            <text:p>3</text:p>
          </table:table-cell>
          <table:table-cell office:value-type="string" table:style-name="ce10">
            <text:p>3</text:p>
          </table:table-cell>
          <table:table-cell table:number-columns-repeated="16379"/>
        </table:table-row>
        <table:table-row table:style-name="ro10">
          <table:covered-table-cell/>
          <table:covered-table-cell/>
          <table:covered-table-cell/>
          <table:table-cell office:value-type="float" office:value="4" table:style-name="ce7">
            <text:p>4</text:p>
          </table:table-cell>
          <table:table-cell office:value-type="string" table:style-name="ce10">
            <text:p>4</text:p>
          </table:table-cell>
          <table:table-cell table:number-columns-repeated="16379"/>
        </table:table-row>
        <table:table-row table:style-name="ro10">
          <table:covered-table-cell/>
          <table:covered-table-cell/>
          <table:covered-table-cell/>
          <table:table-cell office:value-type="float" office:value="5" table:style-name="ce7">
            <text:p>5</text:p>
          </table:table-cell>
          <table:table-cell office:value-type="string" table:style-name="ce10">
            <text:p>5 - Strongly disagree</text:p>
          </table:table-cell>
          <table:table-cell table:number-columns-repeated="16379"/>
        </table:table-row>
        <table:table-row table:style-name="ro25">
          <table:table-cell office:value-type="string" table:number-columns-spanned="1" table:number-rows-spanned="2" table:style-name="ce6">
            <text:p>Q16</text:p>
          </table:table-cell>
          <table:table-cell office:value-type="string" table:number-columns-spanned="1" table:number-rows-spanned="2" table:style-name="ce3">
            <text:p>R01a_resilience_6_change</text:p>
          </table:table-cell>
          <table:table-cell office:value-type="string" table:number-columns-spanned="1" table:number-rows-spanned="2" table:style-name="ce4">
            <text:p>In response to the statement 'My household can rely on the support from my government when I need help (e.g. receiving funding or support in the event of a natural disaster)'' you responded with [Q13f answer] on a scale where '1: Strongly agree' and '5: Strongly disagree’. Is this still the case?</text:p>
          </table:table-cell>
          <table:table-cell office:value-type="float" office:value="0" table:style-name="ce7">
            <text:p>0</text:p>
          </table:table-cell>
          <table:table-cell office:value-type="string" table:style-name="ce11">
            <text:p>No</text:p>
          </table:table-cell>
          <table:table-cell table:number-columns-repeated="16379"/>
        </table:table-row>
        <table:table-row table:style-name="ro25">
          <table:covered-table-cell/>
          <table:covered-table-cell/>
          <table:covered-table-cell/>
          <table:table-cell office:value-type="float" office:value="1" table:style-name="ce7">
            <text:p>1</text:p>
          </table:table-cell>
          <table:table-cell office:value-type="string" table:style-name="ce11">
            <text:p>Yes</text:p>
          </table:table-cell>
          <table:table-cell table:number-columns-repeated="16379"/>
        </table:table-row>
        <table:table-row table:style-name="ro26">
          <table:table-cell office:value-type="string" table:number-columns-spanned="1" table:number-rows-spanned="5" table:style-name="ce6">
            <text:p>Q16a</text:p>
          </table:table-cell>
          <table:table-cell office:value-type="string" table:number-columns-spanned="1" table:number-rows-spanned="5" table:style-name="ce3">
            <text:p>R01_resilience_6</text:p>
          </table:table-cell>
          <table:table-cell office:value-type="string" table:number-columns-spanned="1" table:number-rows-spanned="5" table:style-name="ce4">
            <text:p>Please select on the scale how you feel about the statement. My household can rely on the support from my government when I need help (e.g. receiving funding or support in the event of a natural disaster)</text:p>
          </table:table-cell>
          <table:table-cell office:value-type="float" office:value="1" table:style-name="ce7">
            <text:p>1</text:p>
          </table:table-cell>
          <table:table-cell office:value-type="string" table:style-name="ce10">
            <text:p>1 - Strongly agree</text:p>
          </table:table-cell>
          <table:table-cell table:number-columns-repeated="16379"/>
        </table:table-row>
        <table:table-row table:style-name="ro10">
          <table:covered-table-cell/>
          <table:covered-table-cell/>
          <table:covered-table-cell/>
          <table:table-cell office:value-type="float" office:value="2" table:style-name="ce7">
            <text:p>2</text:p>
          </table:table-cell>
          <table:table-cell office:value-type="string" table:style-name="ce10">
            <text:p>2</text:p>
          </table:table-cell>
          <table:table-cell table:number-columns-repeated="16379"/>
        </table:table-row>
        <table:table-row table:style-name="ro10">
          <table:covered-table-cell/>
          <table:covered-table-cell/>
          <table:covered-table-cell/>
          <table:table-cell office:value-type="float" office:value="3" table:style-name="ce7">
            <text:p>3</text:p>
          </table:table-cell>
          <table:table-cell office:value-type="string" table:style-name="ce10">
            <text:p>3</text:p>
          </table:table-cell>
          <table:table-cell table:number-columns-repeated="16379"/>
        </table:table-row>
        <table:table-row table:style-name="ro10">
          <table:covered-table-cell/>
          <table:covered-table-cell/>
          <table:covered-table-cell/>
          <table:table-cell office:value-type="float" office:value="4" table:style-name="ce7">
            <text:p>4</text:p>
          </table:table-cell>
          <table:table-cell office:value-type="string" table:style-name="ce10">
            <text:p>4</text:p>
          </table:table-cell>
          <table:table-cell table:number-columns-repeated="16379"/>
        </table:table-row>
        <table:table-row table:style-name="ro26">
          <table:covered-table-cell/>
          <table:covered-table-cell/>
          <table:covered-table-cell/>
          <table:table-cell office:value-type="float" office:value="5" table:style-name="ce7">
            <text:p>5</text:p>
          </table:table-cell>
          <table:table-cell office:value-type="string" table:style-name="ce10">
            <text:p>5 - Strongly disagree</text:p>
          </table:table-cell>
          <table:table-cell table:number-columns-repeated="16379"/>
        </table:table-row>
        <table:table-row table:style-name="ro27">
          <table:table-cell office:value-type="string" table:style-name="ce7">
            <text:p>Q17</text:p>
          </table:table-cell>
          <table:table-cell office:value-type="string" table:style-name="ce12">
            <text:p>Q17a_covid_risk</text:p>
          </table:table-cell>
          <table:table-cell office:value-type="string" table:style-name="ce13">
            <text:p>Please indicate how likely it is that you could contract COVID-19?</text:p>
          </table:table-cell>
          <table:table-cell table:number-columns-repeated="16381" table:style-name="ce8"/>
        </table:table-row>
        <table:table-row table:style-name="ro1">
          <table:table-cell office:value-type="string" table:style-name="ce7">
            <text:p>Q17</text:p>
          </table:table-cell>
          <table:table-cell office:value-type="string" table:style-name="ce12">
            <text:p>Q17b_covid_survival</text:p>
          </table:table-cell>
          <table:table-cell office:value-type="string" table:style-name="ce13">
            <text:p>In the case that you are diagnosed with COVID-19, how likely is it that you would survive the disease?</text:p>
          </table:table-cell>
          <table:table-cell table:number-columns-repeated="16381" table:style-name="ce8"/>
        </table:table-row>
        <table:table-row table:style-name="ro1">
          <table:table-cell office:value-type="string" table:style-name="ce7">
            <text:p>Q17</text:p>
          </table:table-cell>
          <table:table-cell office:value-type="string" table:style-name="ce12">
            <text:p>Q17c_covid_asymp</text:p>
          </table:table-cell>
          <table:table-cell office:value-type="string" table:style-name="ce13">
            <text:p>In this scenario, how likely is it that you are asymptomatic (i.e don't have any symptoms)?</text:p>
          </table:table-cell>
          <table:table-cell table:number-columns-repeated="16381" table:style-name="ce8"/>
        </table:table-row>
        <table:table-row table:style-name="ro28">
          <table:table-cell office:value-type="string" table:style-name="ce7">
            <text:p>Q18</text:p>
          </table:table-cell>
          <table:table-cell office:value-type="string" table:style-name="ce12">
            <text:p>Q18_lottery_chance</text:p>
          </table:table-cell>
          <table:table-cell office:value-type="string" table:style-name="ce13">
            <text:p>Imagine a hypothetical lottery where 144,000 people from [insert country] are picked to win [insert monetary amount]. Please indicate how likely it is that you will be one of the winners</text:p>
          </table:table-cell>
          <table:table-cell table:number-columns-repeated="16381" table:style-name="ce8"/>
        </table:table-row>
        <table:table-row table:style-name="ro1">
          <table:table-cell office:value-type="string" table:style-name="ce7">
            <text:p>Q19</text:p>
          </table:table-cell>
          <table:table-cell office:value-type="string" table:style-name="ce12">
            <text:p>Q19a_car_risk</text:p>
          </table:table-cell>
          <table:table-cell office:value-type="string" table:style-name="ce13">
            <text:p>How likely do you think it is that you could be involved in a car accident in the next 12 months</text:p>
          </table:table-cell>
          <table:table-cell table:number-columns-repeated="16381" table:style-name="ce8"/>
        </table:table-row>
        <table:table-row table:style-name="ro7">
          <table:table-cell office:value-type="string" table:number-columns-spanned="1" table:number-rows-spanned="6" table:style-name="ce6">
            <text:p>Q19</text:p>
          </table:table-cell>
          <table:table-cell office:value-type="string" table:number-columns-spanned="1" table:number-rows-spanned="6" table:style-name="ce3">
            <text:p>Q19b_car_impact</text:p>
          </table:table-cell>
          <table:table-cell office:value-type="string" table:number-columns-spanned="1" table:number-rows-spanned="6" table:style-name="ce4">
            <text:p>How severely do you think a mild car accident would impact your life?</text:p>
          </table:table-cell>
          <table:table-cell office:value-type="float" office:value="1" table:style-name="ce7">
            <text:p>1</text:p>
          </table:table-cell>
          <table:table-cell office:value-type="string" table:style-name="ce10">
            <text:p>1 - A little - I am in good health and believe my body would most likely heal quickly</text:p>
          </table:table-cell>
          <table:table-cell table:number-columns-repeated="16379"/>
        </table:table-row>
        <table:table-row table:style-name="ro10">
          <table:covered-table-cell/>
          <table:covered-table-cell/>
          <table:covered-table-cell/>
          <table:table-cell office:value-type="float" office:value="2" table:style-name="ce7">
            <text:p>2</text:p>
          </table:table-cell>
          <table:table-cell office:value-type="string" table:style-name="ce10">
            <text:p>2</text:p>
          </table:table-cell>
          <table:table-cell table:number-columns-repeated="16379"/>
        </table:table-row>
        <table:table-row table:style-name="ro10">
          <table:covered-table-cell/>
          <table:covered-table-cell/>
          <table:covered-table-cell/>
          <table:table-cell office:value-type="float" office:value="3" table:style-name="ce7">
            <text:p>3</text:p>
          </table:table-cell>
          <table:table-cell office:value-type="string" table:style-name="ce10">
            <text:p>3</text:p>
          </table:table-cell>
          <table:table-cell table:number-columns-repeated="16379"/>
        </table:table-row>
        <table:table-row table:style-name="ro10">
          <table:covered-table-cell/>
          <table:covered-table-cell/>
          <table:covered-table-cell/>
          <table:table-cell office:value-type="float" office:value="4" table:style-name="ce7">
            <text:p>4</text:p>
          </table:table-cell>
          <table:table-cell office:value-type="string" table:style-name="ce10">
            <text:p>4</text:p>
          </table:table-cell>
          <table:table-cell table:number-columns-repeated="16379"/>
        </table:table-row>
        <table:table-row table:style-name="ro6">
          <table:covered-table-cell/>
          <table:covered-table-cell/>
          <table:covered-table-cell/>
          <table:table-cell office:value-type="float" office:value="5" table:style-name="ce7">
            <text:p>5</text:p>
          </table:table-cell>
          <table:table-cell office:value-type="string" table:style-name="ce10">
            <text:p>5 - A crippling amount - I believe I would need extensive physical therapy</text:p>
          </table:table-cell>
          <table:table-cell table:number-columns-repeated="16379"/>
        </table:table-row>
        <table:table-row table:style-name="ro10">
          <table:covered-table-cell/>
          <table:covered-table-cell/>
          <table:covered-table-cell/>
          <table:table-cell office:value-type="float" office:value="98" table:style-name="ce7">
            <text:p>98</text:p>
          </table:table-cell>
          <table:table-cell office:value-type="string" table:style-name="ce10">
            <text:p>Don't know</text:p>
          </table:table-cell>
          <table:table-cell table:number-columns-repeated="16379"/>
        </table:table-row>
        <table:table-row table:style-name="ro27">
          <table:table-cell office:value-type="string" table:style-name="ce7">
            <text:p>Q20</text:p>
          </table:table-cell>
          <table:table-cell office:value-type="string" table:style-name="ce12">
            <text:p>Q20a_plane_risk</text:p>
          </table:table-cell>
          <table:table-cell office:value-type="string" table:style-name="ce13">
            <text:p>How likely is it that, on your next flight, the plane you are on crashes?</text:p>
          </table:table-cell>
          <table:table-cell table:number-columns-repeated="16381" table:style-name="ce8"/>
        </table:table-row>
        <table:table-row table:style-name="ro17">
          <table:table-cell office:value-type="string" table:style-name="ce7">
            <text:p>Q20</text:p>
          </table:table-cell>
          <table:table-cell office:value-type="string" table:style-name="ce12">
            <text:p>Q20b_plane_survival</text:p>
          </table:table-cell>
          <table:table-cell office:value-type="string" table:style-name="ce13">
            <text:p>In a scenario where the plane you are on crashes yet remains intact, how likely is it that you survive?</text:p>
          </table:table-cell>
          <table:table-cell table:number-columns-repeated="16381" table:style-name="ce8"/>
        </table:table-row>
        <table:table-row table:style-name="ro1">
          <table:table-cell office:value-type="string" table:style-name="ce7">
            <text:p>Q21</text:p>
          </table:table-cell>
          <table:table-cell office:value-type="string" table:style-name="ce12">
            <text:p>Q21_move_city</text:p>
          </table:table-cell>
          <table:table-cell office:value-type="string" table:style-name="ce13">
            <text:p>In the last 10 years, how many different places (different cities/ towns/ villages) have you lived in?</text:p>
          </table:table-cell>
          <table:table-cell table:number-columns-repeated="16381" table:style-name="ce8"/>
        </table:table-row>
        <table:table-row table:style-name="ro27">
          <table:table-cell office:value-type="string" table:style-name="ce7">
            <text:p>Q22</text:p>
          </table:table-cell>
          <table:table-cell office:value-type="string" table:style-name="ce12">
            <text:p>Q21_move_houses</text:p>
          </table:table-cell>
          <table:table-cell office:value-type="string" table:style-name="ce13">
            <text:p>In the last 10 years, how many times have you moved house?</text:p>
          </table:table-cell>
          <table:table-cell table:number-columns-repeated="16381" table:style-name="ce8"/>
        </table:table-row>
        <table:table-row table:style-name="ro3">
          <table:table-cell office:value-type="string" table:number-columns-spanned="1" table:number-rows-spanned="5" table:style-name="ce6">
            <text:p>Q23</text:p>
          </table:table-cell>
          <table:table-cell office:value-type="string" table:number-columns-spanned="1" table:number-rows-spanned="5" table:style-name="ce3">
            <text:p>Q23_social_network</text:p>
          </table:table-cell>
          <table:table-cell office:value-type="string" table:number-columns-spanned="1" table:number-rows-spanned="5" table:style-name="ce4">
            <text:p>How would you describe your social network where you currently live?</text:p>
          </table:table-cell>
          <table:table-cell office:value-type="float" office:value="1" table:style-name="ce7">
            <text:p>1</text:p>
          </table:table-cell>
          <table:table-cell office:value-type="string" table:style-name="ce10">
            <text:p>1 - I have very few friends and/or family living near me</text:p>
          </table:table-cell>
          <table:table-cell table:number-columns-repeated="16379"/>
        </table:table-row>
        <table:table-row table:style-name="ro10">
          <table:covered-table-cell/>
          <table:covered-table-cell/>
          <table:covered-table-cell/>
          <table:table-cell office:value-type="float" office:value="2" table:style-name="ce7">
            <text:p>2</text:p>
          </table:table-cell>
          <table:table-cell office:value-type="string" table:style-name="ce10">
            <text:p>2</text:p>
          </table:table-cell>
          <table:table-cell table:number-columns-repeated="16379"/>
        </table:table-row>
        <table:table-row table:style-name="ro10">
          <table:covered-table-cell/>
          <table:covered-table-cell/>
          <table:covered-table-cell/>
          <table:table-cell office:value-type="float" office:value="3" table:style-name="ce7">
            <text:p>3</text:p>
          </table:table-cell>
          <table:table-cell office:value-type="string" table:style-name="ce10">
            <text:p>3</text:p>
          </table:table-cell>
          <table:table-cell table:number-columns-repeated="16379"/>
        </table:table-row>
        <table:table-row table:style-name="ro10">
          <table:covered-table-cell/>
          <table:covered-table-cell/>
          <table:covered-table-cell/>
          <table:table-cell office:value-type="float" office:value="4" table:style-name="ce7">
            <text:p>4</text:p>
          </table:table-cell>
          <table:table-cell office:value-type="string" table:style-name="ce10">
            <text:p>4</text:p>
          </table:table-cell>
          <table:table-cell table:number-columns-repeated="16379"/>
        </table:table-row>
        <table:table-row table:style-name="ro6">
          <table:covered-table-cell/>
          <table:covered-table-cell/>
          <table:covered-table-cell/>
          <table:table-cell office:value-type="float" office:value="5" table:style-name="ce7">
            <text:p>5</text:p>
          </table:table-cell>
          <table:table-cell office:value-type="string" table:style-name="ce10">
            <text:p>5 - I have many friends and/ or family living near me</text:p>
          </table:table-cell>
          <table:table-cell table:number-columns-repeated="16379"/>
        </table:table-row>
        <table:table-row table:style-name="ro29">
          <table:table-cell office:value-type="string" table:number-columns-spanned="1" table:number-rows-spanned="3" table:style-name="ce6">
            <text:p>Q24</text:p>
          </table:table-cell>
          <table:table-cell office:value-type="string" table:number-columns-spanned="1" table:number-rows-spanned="3" table:style-name="ce3">
            <text:p>R09_savings_change</text:p>
          </table:table-cell>
          <table:table-cell office:value-type="string" table:number-columns-spanned="1" table:number-rows-spanned="3" table:style-name="ce4">
            <text:p>Since the last survey, in March-April 2020, how have your total household finances/ savings changed?</text:p>
          </table:table-cell>
          <table:table-cell office:value-type="float" office:value="1" table:style-name="ce7">
            <text:p>1</text:p>
          </table:table-cell>
          <table:table-cell office:value-type="string" table:style-name="ce10">
            <text:p>Increased</text:p>
          </table:table-cell>
          <table:table-cell table:number-columns-repeated="16379"/>
        </table:table-row>
        <table:table-row table:style-name="ro29">
          <table:covered-table-cell/>
          <table:covered-table-cell/>
          <table:covered-table-cell/>
          <table:table-cell office:value-type="float" office:value="2" table:style-name="ce7">
            <text:p>2</text:p>
          </table:table-cell>
          <table:table-cell office:value-type="string" table:style-name="ce10">
            <text:p>Decreased</text:p>
          </table:table-cell>
          <table:table-cell table:number-columns-repeated="16379"/>
        </table:table-row>
        <table:table-row table:style-name="ro29">
          <table:covered-table-cell/>
          <table:covered-table-cell/>
          <table:covered-table-cell/>
          <table:table-cell office:value-type="float" office:value="3" table:style-name="ce7">
            <text:p>3</text:p>
          </table:table-cell>
          <table:table-cell office:value-type="string" table:style-name="ce10">
            <text:p>Stayed the same</text:p>
          </table:table-cell>
          <table:table-cell table:number-columns-repeated="16379"/>
        </table:table-row>
        <table:table-row table:style-name="ro28">
          <table:table-cell office:value-type="string" table:style-name="ce7">
            <text:p>Q24a</text:p>
          </table:table-cell>
          <table:table-cell office:value-type="string" table:style-name="ce12">
            <text:p>R09a_savings_change_frac</text:p>
          </table:table-cell>
          <table:table-cell office:value-type="string" table:style-name="ce13">
            <text:p>By how much did your household finances/ savings change? If you are not exactly sure please provide your best estimation. Please enter your answer as a percentage</text:p>
          </table:table-cell>
          <table:table-cell table:style-name="ce7"/>
          <table:table-cell table:style-name="ce10"/>
          <table:table-cell table:number-columns-repeated="16379"/>
        </table:table-row>
        <table:table-row table:style-name="ro30">
          <table:table-cell office:value-type="string" table:number-columns-spanned="1" table:number-rows-spanned="2" table:style-name="ce6">
            <text:p>Q25</text:p>
          </table:table-cell>
          <table:table-cell office:value-type="string" table:number-columns-spanned="1" table:number-rows-spanned="2" table:style-name="ce3">
            <text:p>R08a_economic_comfort_change</text:p>
          </table:table-cell>
          <table:table-cell office:value-type="string" table:number-columns-spanned="1" table:number-rows-spanned="2" table:style-name="ce4">
            <text:p>In the last survey in March-April 2020, we asked you to indicate your level of economic comfort. <text:s/>Your response was '[Q54 answer]'. Is this still the case?</text:p>
          </table:table-cell>
          <table:table-cell office:value-type="float" office:value="0" table:style-name="ce7">
            <text:p>0</text:p>
          </table:table-cell>
          <table:table-cell office:value-type="string" table:style-name="ce10">
            <text:p>No</text:p>
          </table:table-cell>
          <table:table-cell table:number-columns-repeated="16379"/>
        </table:table-row>
        <table:table-row table:style-name="ro30">
          <table:covered-table-cell/>
          <table:covered-table-cell/>
          <table:covered-table-cell/>
          <table:table-cell office:value-type="float" office:value="1" table:style-name="ce7">
            <text:p>1</text:p>
          </table:table-cell>
          <table:table-cell office:value-type="string" table:style-name="ce10">
            <text:p>Yes</text:p>
          </table:table-cell>
          <table:table-cell table:number-columns-repeated="16379"/>
        </table:table-row>
        <table:table-row table:style-name="ro3">
          <table:table-cell office:value-type="string" table:number-columns-spanned="1" table:number-rows-spanned="6" table:style-name="ce6">
            <text:p>Q25a</text:p>
          </table:table-cell>
          <table:table-cell office:value-type="string" table:number-columns-spanned="1" table:number-rows-spanned="6" table:style-name="ce3">
            <text:p>R08_economic_comfort</text:p>
          </table:table-cell>
          <table:table-cell office:value-type="string" table:number-columns-spanned="1" table:number-rows-spanned="6" table:style-name="ce4">
            <text:p>When considering your salary along with your expenses, how would you describe your level of 'economic comfort'?</text:p>
          </table:table-cell>
          <table:table-cell office:value-type="float" office:value="1" table:style-name="ce7">
            <text:p>1</text:p>
          </table:table-cell>
          <table:table-cell office:value-type="string" table:style-name="ce10">
            <text:p>Very difficult to live</text:p>
          </table:table-cell>
          <table:table-cell table:number-columns-repeated="16379"/>
        </table:table-row>
        <table:table-row table:style-name="ro10">
          <table:covered-table-cell/>
          <table:covered-table-cell/>
          <table:covered-table-cell/>
          <table:table-cell office:value-type="float" office:value="2" table:style-name="ce7">
            <text:p>2</text:p>
          </table:table-cell>
          <table:table-cell office:value-type="string" table:style-name="ce10">
            <text:p>Difficult to live</text:p>
          </table:table-cell>
          <table:table-cell table:number-columns-repeated="16379"/>
        </table:table-row>
        <table:table-row table:style-name="ro10">
          <table:covered-table-cell/>
          <table:covered-table-cell/>
          <table:covered-table-cell/>
          <table:table-cell office:value-type="float" office:value="3" table:style-name="ce7">
            <text:p>3</text:p>
          </table:table-cell>
          <table:table-cell office:value-type="string" table:style-name="ce10">
            <text:p>Coping</text:p>
          </table:table-cell>
          <table:table-cell table:number-columns-repeated="16379"/>
        </table:table-row>
        <table:table-row table:style-name="ro10">
          <table:covered-table-cell/>
          <table:covered-table-cell/>
          <table:covered-table-cell/>
          <table:table-cell office:value-type="float" office:value="4" table:style-name="ce7">
            <text:p>4</text:p>
          </table:table-cell>
          <table:table-cell office:value-type="string" table:style-name="ce10">
            <text:p>Living comfortably</text:p>
          </table:table-cell>
          <table:table-cell table:number-columns-repeated="16379"/>
        </table:table-row>
        <table:table-row table:style-name="ro10">
          <table:covered-table-cell/>
          <table:covered-table-cell/>
          <table:covered-table-cell/>
          <table:table-cell office:value-type="float" office:value="5" table:style-name="ce7">
            <text:p>5</text:p>
          </table:table-cell>
          <table:table-cell office:value-type="string" table:style-name="ce10">
            <text:p>Living very comfortably</text:p>
          </table:table-cell>
          <table:table-cell table:number-columns-repeated="16379"/>
        </table:table-row>
        <table:table-row table:style-name="ro10">
          <table:covered-table-cell/>
          <table:covered-table-cell/>
          <table:covered-table-cell/>
          <table:table-cell office:value-type="float" office:value="99" table:style-name="ce7">
            <text:p>99</text:p>
          </table:table-cell>
          <table:table-cell office:value-type="string" table:style-name="ce10">
            <text:p>Prefer not to say</text:p>
          </table:table-cell>
          <table:table-cell table:number-columns-repeated="16379"/>
        </table:table-row>
        <table:table-row table:style-name="ro31">
          <table:table-cell office:value-type="string" table:number-columns-spanned="1" table:number-rows-spanned="2" table:style-name="ce6">
            <text:p>Q26</text:p>
          </table:table-cell>
          <table:table-cell office:value-type="string" table:number-columns-spanned="1" table:number-rows-spanned="2" table:style-name="ce3">
            <text:p>R012_lost_job</text:p>
          </table:table-cell>
          <table:table-cell office:value-type="string" table:number-columns-spanned="1" table:number-rows-spanned="2" table:style-name="ce4">
            <text:p>In the last 6 months, have you or another financially contributing member of your household lost their job?</text:p>
          </table:table-cell>
          <table:table-cell office:value-type="float" office:value="0" table:style-name="ce7">
            <text:p>0</text:p>
          </table:table-cell>
          <table:table-cell office:value-type="string" table:style-name="ce10">
            <text:p>No</text:p>
          </table:table-cell>
          <table:table-cell table:number-columns-repeated="16379"/>
        </table:table-row>
        <table:table-row table:style-name="ro31">
          <table:covered-table-cell/>
          <table:covered-table-cell/>
          <table:covered-table-cell/>
          <table:table-cell office:value-type="float" office:value="1" table:style-name="ce7">
            <text:p>1</text:p>
          </table:table-cell>
          <table:table-cell office:value-type="string" table:style-name="ce10">
            <text:p>Yes</text:p>
          </table:table-cell>
          <table:table-cell table:number-columns-repeated="16379"/>
        </table:table-row>
        <table:table-row table:style-name="ro3">
          <table:table-cell office:value-type="string" table:number-columns-spanned="1" table:number-rows-spanned="5" table:style-name="ce6">
            <text:p>Q26a</text:p>
          </table:table-cell>
          <table:table-cell office:value-type="string" table:number-columns-spanned="1" table:number-rows-spanned="5" table:style-name="ce3">
            <text:p>R012a_lost_job_impact</text:p>
          </table:table-cell>
          <table:table-cell office:value-type="string" table:number-columns-spanned="1" table:number-rows-spanned="5" table:style-name="ce4">
            <text:p>How much has this job loss impacted you financially?</text:p>
          </table:table-cell>
          <table:table-cell office:value-type="float" office:value="1" table:style-name="ce7">
            <text:p>1</text:p>
          </table:table-cell>
          <table:table-cell office:value-type="string" table:style-name="ce10">
            <text:p>1 - Very little</text:p>
          </table:table-cell>
          <table:table-cell table:number-columns-repeated="16379"/>
        </table:table-row>
        <table:table-row table:style-name="ro10">
          <table:covered-table-cell/>
          <table:covered-table-cell/>
          <table:covered-table-cell/>
          <table:table-cell office:value-type="float" office:value="2" table:style-name="ce7">
            <text:p>2</text:p>
          </table:table-cell>
          <table:table-cell office:value-type="string" table:style-name="ce10">
            <text:p>2</text:p>
          </table:table-cell>
          <table:table-cell table:number-columns-repeated="16379"/>
        </table:table-row>
        <table:table-row table:style-name="ro10">
          <table:covered-table-cell/>
          <table:covered-table-cell/>
          <table:covered-table-cell/>
          <table:table-cell office:value-type="float" office:value="3" table:style-name="ce7">
            <text:p>3</text:p>
          </table:table-cell>
          <table:table-cell office:value-type="string" table:style-name="ce10">
            <text:p>3</text:p>
          </table:table-cell>
          <table:table-cell table:number-columns-repeated="16379"/>
        </table:table-row>
        <table:table-row table:style-name="ro10">
          <table:covered-table-cell/>
          <table:covered-table-cell/>
          <table:covered-table-cell/>
          <table:table-cell office:value-type="float" office:value="4" table:style-name="ce7">
            <text:p>4</text:p>
          </table:table-cell>
          <table:table-cell office:value-type="string" table:style-name="ce10">
            <text:p>4</text:p>
          </table:table-cell>
          <table:table-cell table:number-columns-repeated="16379"/>
        </table:table-row>
        <table:table-row table:style-name="ro10">
          <table:covered-table-cell/>
          <table:covered-table-cell/>
          <table:covered-table-cell/>
          <table:table-cell office:value-type="float" office:value="5" table:style-name="ce7">
            <text:p>5</text:p>
          </table:table-cell>
          <table:table-cell office:value-type="string" table:style-name="ce10">
            <text:p>5 - A considerable amount</text:p>
          </table:table-cell>
          <table:table-cell table:number-columns-repeated="16379"/>
        </table:table-row>
        <table:table-row table:style-name="ro32">
          <table:table-cell office:value-type="string" table:style-name="ce15">
            <text:p>not numbered: scenario questions</text:p>
          </table:table-cell>
          <table:table-cell office:value-type="string" table:style-name="ce14">
            <text:p>S_scenario_questions</text:p>
          </table:table-cell>
          <table:table-cell office:value-type="string" table:style-name="ce13">
            <text:p>In this final part of the survey we present you with 3 hypothetical scenarios that relate to where you currently live and whether or not you may consider moving to another place. For each scenario you may choose either to move, stay where you live currently and take extra flood protection actions, or stay where you currently live and do nothing. We present <text:s/>you to some specific characteristics of each place to help inform your decision. Please select the option that most closely aligns with the choice you would take in each scenario.<text:s/></text:p>
          </table:table-cell>
          <table:table-cell table:style-name="ce7"/>
          <table:table-cell table:style-name="ce10"/>
          <table:table-cell table:number-columns-repeated="16379"/>
        </table:table-row>
        <table:table-row table:style-name="ro7">
          <table:table-cell office:value-type="string" table:number-columns-spanned="1" table:number-rows-spanned="2" table:style-name="ce4">
            <text:p>not numbered: scenario questions</text:p>
          </table:table-cell>
          <table:table-cell office:value-type="string" table:number-columns-spanned="1" table:number-rows-spanned="2" table:style-name="ce3">
            <text:p>S0_chars_place</text:p>
          </table:table-cell>
          <table:table-cell office:value-type="string" table:number-columns-spanned="1" table:number-rows-spanned="2" table:style-name="ce4">
            <text:p>Choice card: place code</text:p>
          </table:table-cell>
          <table:table-cell office:value-type="float" office:value="1" table:style-name="ce7">
            <text:p>1</text:p>
          </table:table-cell>
          <table:table-cell office:value-type="string" table:style-name="ce10">
            <text:p>You move within the same city/area in which you currently live</text:p>
          </table:table-cell>
          <table:table-cell table:number-columns-repeated="16379"/>
        </table:table-row>
        <table:table-row table:style-name="ro6">
          <table:covered-table-cell/>
          <table:covered-table-cell/>
          <table:covered-table-cell/>
          <table:table-cell office:value-type="float" office:value="2" table:style-name="ce7">
            <text:p>2</text:p>
          </table:table-cell>
          <table:table-cell office:value-type="string" table:style-name="ce10">
            <text:p>You move to another city far away from where you currently live</text:p>
          </table:table-cell>
          <table:table-cell table:number-columns-repeated="16379"/>
        </table:table-row>
        <table:table-row table:style-name="ro7">
          <table:table-cell office:value-type="string" table:number-columns-spanned="1" table:number-rows-spanned="3" table:style-name="ce4">
            <text:p>not numbered: scenario questions</text:p>
          </table:table-cell>
          <table:table-cell office:value-type="string" table:number-columns-spanned="1" table:number-rows-spanned="3" table:style-name="ce3">
            <text:p>S0_chars_flood_risk</text:p>
          </table:table-cell>
          <table:table-cell office:value-type="string" table:number-columns-spanned="1" table:number-rows-spanned="3" table:style-name="ce4">
            <text:p>Choice card: flood code</text:p>
          </table:table-cell>
          <table:table-cell office:value-type="float" office:value="1" table:style-name="ce7">
            <text:p>1</text:p>
          </table:table-cell>
          <table:table-cell office:value-type="string" table:style-name="ce10">
            <text:p>You expect a DECREASE in your flood risk. The new flood likelihood is approximately placeholder</text:p>
          </table:table-cell>
          <table:table-cell table:number-columns-repeated="16379"/>
        </table:table-row>
        <table:table-row table:style-name="ro27">
          <table:covered-table-cell/>
          <table:covered-table-cell/>
          <table:covered-table-cell/>
          <table:table-cell office:value-type="float" office:value="2" table:style-name="ce7">
            <text:p>2</text:p>
          </table:table-cell>
          <table:table-cell office:value-type="string" table:style-name="ce10">
            <text:p>The chance that you will experience flooding on your property is the same as you currently face</text:p>
          </table:table-cell>
          <table:table-cell table:number-columns-repeated="16379"/>
        </table:table-row>
        <table:table-row table:style-name="ro27">
          <table:covered-table-cell/>
          <table:covered-table-cell/>
          <table:covered-table-cell/>
          <table:table-cell office:value-type="float" office:value="3" table:style-name="ce7">
            <text:p>3</text:p>
          </table:table-cell>
          <table:table-cell office:value-type="string" table:style-name="ce10">
            <text:p>You expect an INCREASE in your flood risk. The new flood likelihood is approximately placeholder</text:p>
          </table:table-cell>
          <table:table-cell table:number-columns-repeated="16379"/>
        </table:table-row>
        <table:table-row table:style-name="ro7">
          <table:table-cell office:value-type="string" table:number-columns-spanned="1" table:number-rows-spanned="4" table:style-name="ce4">
            <text:p>not numbered: scenario questions</text:p>
          </table:table-cell>
          <table:table-cell office:value-type="string" table:number-columns-spanned="1" table:number-rows-spanned="4" table:style-name="ce3">
            <text:p>S0_chars_social_net</text:p>
          </table:table-cell>
          <table:table-cell office:value-type="string" table:number-columns-spanned="1" table:number-rows-spanned="4" table:style-name="ce4">
            <text:p>Choice card: social code</text:p>
          </table:table-cell>
          <table:table-cell office:value-type="float" office:value="1" table:style-name="ce7">
            <text:p>1</text:p>
          </table:table-cell>
          <table:table-cell office:value-type="string" table:style-name="ce10">
            <text:p>Many of your family and friends have, or are planning on moving out of the area where you currently live</text:p>
          </table:table-cell>
          <table:table-cell table:number-columns-repeated="16379"/>
        </table:table-row>
        <table:table-row table:style-name="ro27">
          <table:covered-table-cell/>
          <table:covered-table-cell/>
          <table:covered-table-cell/>
          <table:table-cell office:value-type="float" office:value="2" table:style-name="ce7">
            <text:p>2</text:p>
          </table:table-cell>
          <table:table-cell office:value-type="string" table:style-name="ce10">
            <text:p>Your current family and friends in the area are planning to stay where they currently live</text:p>
          </table:table-cell>
          <table:table-cell table:number-columns-repeated="16379"/>
        </table:table-row>
        <table:table-row table:style-name="ro6">
          <table:covered-table-cell/>
          <table:covered-table-cell/>
          <table:covered-table-cell/>
          <table:table-cell office:value-type="float" office:value="3" table:style-name="ce7">
            <text:p>3</text:p>
          </table:table-cell>
          <table:table-cell office:value-type="string" table:style-name="ce10">
            <text:p>You already have several family members and friends in the new area</text:p>
          </table:table-cell>
          <table:table-cell table:number-columns-repeated="16379"/>
        </table:table-row>
        <table:table-row table:style-name="ro10">
          <table:covered-table-cell/>
          <table:covered-table-cell/>
          <table:covered-table-cell/>
          <table:table-cell office:value-type="float" office:value="4" table:style-name="ce7">
            <text:p>4</text:p>
          </table:table-cell>
          <table:table-cell office:value-type="string" table:style-name="ce10">
            <text:p>You know almost no one in the new area</text:p>
          </table:table-cell>
          <table:table-cell table:number-columns-repeated="16379"/>
        </table:table-row>
        <table:table-row table:style-name="ro7">
          <table:table-cell office:value-type="string" table:number-columns-spanned="1" table:number-rows-spanned="4" table:style-name="ce4">
            <text:p>not numbered: scenario questions</text:p>
          </table:table-cell>
          <table:table-cell office:value-type="string" table:number-columns-spanned="1" table:number-rows-spanned="2" table:style-name="ce3">
            <text:p>S0_chars_employment</text:p>
          </table:table-cell>
          <table:table-cell office:value-type="string" table:number-columns-spanned="1" table:number-rows-spanned="2" table:style-name="ce4">
            <text:p>Choice card: employment code</text:p>
          </table:table-cell>
          <table:table-cell office:value-type="float" office:value="1" table:style-name="ce7">
            <text:p>1</text:p>
          </table:table-cell>
          <table:table-cell office:value-type="string" table:style-name="ce10">
            <text:p>Your current job/ source of income is stable. Your services are in high demand where you currently work.</text:p>
          </table:table-cell>
          <table:table-cell table:number-columns-repeated="16379"/>
        </table:table-row>
        <table:table-row table:style-name="ro1">
          <table:covered-table-cell/>
          <table:covered-table-cell/>
          <table:covered-table-cell/>
          <table:table-cell office:value-type="float" office:value="2" table:style-name="ce7">
            <text:p>2</text:p>
          </table:table-cell>
          <table:table-cell office:value-type="string" table:style-name="ce10">
            <text:p>You will likely lose your job/source of income in the place where you live now. Other job opportunities in the area are also disappearing.</text:p>
          </table:table-cell>
          <table:table-cell table:number-columns-repeated="16379"/>
        </table:table-row>
        <table:table-row table:style-name="ro14">
          <table:covered-table-cell/>
          <table:table-cell office:value-type="string" table:number-columns-spanned="1" table:number-rows-spanned="2" table:style-name="ce3">
            <text:p>S0_chars_cost</text:p>
          </table:table-cell>
          <table:table-cell office:value-type="string" table:number-columns-spanned="1" table:number-rows-spanned="2" table:style-name="ce4">
            <text:p>Choice card: costs code</text:p>
          </table:table-cell>
          <table:table-cell office:value-type="float" office:value="1" table:style-name="ce7">
            <text:p>1</text:p>
          </table:table-cell>
          <table:table-cell office:value-type="string" table:style-name="ce10">
            <text:p>You implement additional flood protection measures that reduce your flood risk and cost approximately one month's salary</text:p>
          </table:table-cell>
          <table:table-cell table:number-columns-repeated="16379"/>
        </table:table-row>
        <table:table-row table:style-name="ro1">
          <table:covered-table-cell/>
          <table:covered-table-cell/>
          <table:covered-table-cell/>
          <table:table-cell office:value-type="float" office:value="2" table:style-name="ce7">
            <text:p>2</text:p>
          </table:table-cell>
          <table:table-cell office:value-type="string" table:style-name="ce10">
            <text:p>You implement additional flood protection measures that significantly reduce your flood risk and cost approximately two month's salary</text:p>
          </table:table-cell>
          <table:table-cell table:number-columns-repeated="16379"/>
        </table:table-row>
        <table:table-row table:style-name="ro33">
          <table:table-cell office:value-type="string" table:number-columns-spanned="1" table:number-rows-spanned="3" table:style-name="ce4">
            <text:p>not numbered: scenario questions</text:p>
          </table:table-cell>
          <table:table-cell office:value-type="string" table:number-columns-spanned="1" table:number-rows-spanned="3" table:style-name="ce3">
            <text:p>S1_current_situation</text:p>
          </table:table-cell>
          <table:table-cell office:value-type="string" table:number-columns-spanned="1" table:number-rows-spanned="3" table:style-name="ce4">
            <text:p>Please consider your current situation and the place where you live. Now suppose that you got an opportunity to move to another place and can choose among the options presented below. In each of the options, you may decide whether or not to move, depending on the flood risk, closeness of family and friends, job opportunities, and costs. Read through the characteristics of each option and select the one that most closely aligns with what you would choose. If you do not like either Option 1 or 2, then please choose the box “Status quo" to indicate no desired change.</text:p>
          </table:table-cell>
          <table:table-cell office:value-type="float" office:value="1" table:style-name="ce7">
            <text:p>1</text:p>
          </table:table-cell>
          <table:table-cell office:value-type="string" table:style-name="ce10">
            <text:p>Option 1</text:p>
          </table:table-cell>
          <table:table-cell table:number-columns-repeated="16379"/>
        </table:table-row>
        <table:table-row table:style-name="ro33">
          <table:covered-table-cell/>
          <table:covered-table-cell/>
          <table:covered-table-cell/>
          <table:table-cell office:value-type="float" office:value="2" table:style-name="ce7">
            <text:p>2</text:p>
          </table:table-cell>
          <table:table-cell office:value-type="string" table:style-name="ce10">
            <text:p>Option 2</text:p>
          </table:table-cell>
          <table:table-cell table:number-columns-repeated="16379"/>
        </table:table-row>
        <table:table-row table:style-name="ro33">
          <table:covered-table-cell/>
          <table:covered-table-cell/>
          <table:covered-table-cell/>
          <table:table-cell office:value-type="float" office:value="3" table:style-name="ce7">
            <text:p>3</text:p>
          </table:table-cell>
          <table:table-cell office:value-type="string" table:style-name="ce10">
            <text:p>Option 3 (Status quo)</text:p>
          </table:table-cell>
          <table:table-cell table:number-columns-repeated="16379"/>
        </table:table-row>
        <table:table-row table:style-name="ro34">
          <table:table-cell office:value-type="string" table:number-columns-spanned="1" table:number-rows-spanned="3" table:style-name="ce4">
            <text:p>not numbered: scenario questions</text:p>
          </table:table-cell>
          <table:table-cell office:value-type="string" table:number-columns-spanned="1" table:number-rows-spanned="3" table:style-name="ce3">
            <text:p>S2_moderate_flood</text:p>
          </table:table-cell>
          <table:table-cell office:value-type="string" table:number-columns-spanned="1" table:number-rows-spanned="3" table:style-name="ce4">
            <text:p>Again, please consider the place where you currently live. A moderate flood has just occurred in your area. Due to the flood and the resulting humidity the house/ apartment where you live was damaged, as well as some of your possessions. The total damage is equivalent to roughly 2 months of your salary. Considering this new scenario please read again through the characteristics of each option and select the option that most closely aligns with what you would choose. If you do not like either Option 1 or 2, then please choose the box “Status quo" to indicate no desired change.</text:p>
          </table:table-cell>
          <table:table-cell office:value-type="float" office:value="1" table:style-name="ce7">
            <text:p>1</text:p>
          </table:table-cell>
          <table:table-cell office:value-type="string" table:style-name="ce10">
            <text:p>Option 1</text:p>
          </table:table-cell>
          <table:table-cell table:number-columns-repeated="16379"/>
        </table:table-row>
        <table:table-row table:style-name="ro34">
          <table:covered-table-cell/>
          <table:covered-table-cell/>
          <table:covered-table-cell/>
          <table:table-cell office:value-type="float" office:value="2" table:style-name="ce7">
            <text:p>2</text:p>
          </table:table-cell>
          <table:table-cell office:value-type="string" table:style-name="ce10">
            <text:p>Option 2</text:p>
          </table:table-cell>
          <table:table-cell table:number-columns-repeated="16379"/>
        </table:table-row>
        <table:table-row table:style-name="ro34">
          <table:covered-table-cell/>
          <table:covered-table-cell/>
          <table:covered-table-cell/>
          <table:table-cell office:value-type="float" office:value="3" table:style-name="ce7">
            <text:p>3</text:p>
          </table:table-cell>
          <table:table-cell office:value-type="string" table:style-name="ce10">
            <text:p>Option 3 (Status quo)</text:p>
          </table:table-cell>
          <table:table-cell table:number-columns-repeated="16379"/>
        </table:table-row>
        <table:table-row table:style-name="ro35">
          <table:table-cell office:value-type="string" table:number-columns-spanned="1" table:number-rows-spanned="3" table:style-name="ce4">
            <text:p>not numbered: scenario questions</text:p>
          </table:table-cell>
          <table:table-cell office:value-type="string" table:number-columns-spanned="1" table:number-rows-spanned="3" table:style-name="ce3">
            <text:p>S3_heavy_flood</text:p>
          </table:table-cell>
          <table:table-cell office:value-type="string" table:number-columns-spanned="1" table:number-rows-spanned="3" table:style-name="ce4">
            <text:p>For a final time, please consider where you currently live. A disastrous flood has just occurred. Your house/ apartment was severely damaged, as well as many of your possessions. The damage the flood caused your property is roughly 4 month’s equivalents of your salary. Many businesses in the neighborhood are closed. The grocery store where you commonly shop was destroyed. It is estimated schools will be closed for some time. Considering this new scenario please read through the characteristics of each option and select the option that most closely aligns with what you would choose. If you do not like either Option 1 or 2, then please choose the box “Status quo" to indicate no desired change.</text:p>
          </table:table-cell>
          <table:table-cell office:value-type="float" office:value="1" table:style-name="ce7">
            <text:p>1</text:p>
          </table:table-cell>
          <table:table-cell office:value-type="string" table:style-name="ce10">
            <text:p>Option 1</text:p>
          </table:table-cell>
          <table:table-cell table:number-columns-repeated="16379"/>
        </table:table-row>
        <table:table-row table:style-name="ro35">
          <table:covered-table-cell/>
          <table:covered-table-cell/>
          <table:covered-table-cell/>
          <table:table-cell office:value-type="float" office:value="2" table:style-name="ce7">
            <text:p>2</text:p>
          </table:table-cell>
          <table:table-cell office:value-type="string" table:style-name="ce10">
            <text:p>Option 2</text:p>
          </table:table-cell>
          <table:table-cell table:number-columns-repeated="16379"/>
        </table:table-row>
        <table:table-row table:style-name="ro35">
          <table:covered-table-cell/>
          <table:covered-table-cell/>
          <table:covered-table-cell/>
          <table:table-cell office:value-type="float" office:value="3" table:style-name="ce7">
            <text:p>3</text:p>
          </table:table-cell>
          <table:table-cell office:value-type="string" table:style-name="ce10">
            <text:p>Option 3 (Status quo)</text:p>
          </table:table-cell>
          <table:table-cell table:number-columns-repeated="16379"/>
        </table:table-row>
        <table:table-row table:style-name="ro10">
          <table:table-cell table:style-name="ce7"/>
          <table:table-cell table:style-name="ce8"/>
          <table:table-cell table:style-name="ce16"/>
          <table:table-cell table:style-name="ce8"/>
          <table:table-cell table:style-name="ce10"/>
          <table:table-cell table:number-columns-repeated="16379"/>
        </table:table-row>
        <table:table-row table:number-rows-repeated="1048235"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511811023622047in" fo:margin-bottom="0.511811023622047in" fo:margin-left="0.7in" fo:margin-right="0.7in" style:print-orientation="portrait" style:print-page-order="ttb" style:first-page-number="continue" style:scale-to="100%" style:table-centering="none" style:print="objects charts drawings"/>
      <style:header-style>
        <style:header-footer-properties fo:min-height="0.238188976377953in" fo:margin-left="0.7in" fo:margin-right="0.7in" fo:margin-bottom="0in"/>
      </style:header-style>
      <style:footer-style>
        <style:header-footer-properties fo:min-height="0.238188976377953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827</meta:generator>
    <dc:title/>
    <dc:description/>
    <dc:subject/>
    <meta:initial-creator>Phil Newbold</meta:initial-creator>
    <dc:creator>abel de vries</dc:creator>
    <meta:creation-date>2020-11-26T13:39:01Z</meta:creation-date>
    <dc:date>2023-10-06T11:17:04Z</dc:date>
    <meta:template xlink:href="" xlink:type="simple"/>
    <meta:editing-cycles>43</meta:editing-cycles>
    <meta:editing-duration>PT17220S</meta:editing-duration>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